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01ee0d3" officeooo:paragraph-rsid="001ee0d3"/>
    </style:style>
    <style:style style:name="P32" style:family="paragraph" style:parent-style-name="Standard">
      <style:text-properties officeooo:rsid="00212053" officeooo:paragraph-rsid="00212053"/>
    </style:style>
    <style:style style:name="P33" style:family="paragraph" style:parent-style-name="Standard">
      <style:text-properties officeooo:rsid="00218fb9" officeooo:paragraph-rsid="00218fb9"/>
    </style:style>
    <style:style style:name="P34" style:family="paragraph" style:parent-style-name="Standard">
      <style:text-properties officeooo:rsid="002267f9" officeooo:paragraph-rsid="002267f9"/>
    </style:style>
    <style:style style:name="P35" style:family="paragraph" style:parent-style-name="Standard">
      <style:text-properties officeooo:rsid="00237583" officeooo:paragraph-rsid="00237583"/>
    </style:style>
    <style:style style:name="P36" style:family="paragraph" style:parent-style-name="Standard">
      <style:text-properties officeooo:rsid="0024d580" officeooo:paragraph-rsid="0024d580"/>
    </style:style>
    <style:style style:name="P37" style:family="paragraph" style:parent-style-name="Standard">
      <style:text-properties officeooo:rsid="0026a657" officeooo:paragraph-rsid="0026a657" fo:background-color="#ffffff"/>
    </style:style>
    <style:style style:name="P38" style:family="paragraph" style:parent-style-name="Standard">
      <style:text-properties officeooo:rsid="0033727c" officeooo:paragraph-rsid="0033727c" fo:background-color="#ffffff"/>
    </style:style>
    <style:style style:name="P39" style:family="paragraph" style:parent-style-name="Standard">
      <style:text-properties officeooo:rsid="0034d3e9" officeooo:paragraph-rsid="0034d3e9" fo:background-color="#ffffff"/>
    </style:style>
    <style:style style:name="P40" style:family="paragraph" style:parent-style-name="Standard">
      <style:text-properties officeooo:rsid="0034d3e9" officeooo:paragraph-rsid="0094f309" fo:background-color="#ffffff"/>
    </style:style>
    <style:style style:name="P41" style:family="paragraph" style:parent-style-name="Standard">
      <style:text-properties officeooo:rsid="00409390" officeooo:paragraph-rsid="00409390" fo:background-color="#ffffff"/>
    </style:style>
    <style:style style:name="P42" style:family="paragraph" style:parent-style-name="Standard">
      <style:text-properties officeooo:rsid="00409390" officeooo:paragraph-rsid="0041a1ea" fo:background-color="#ffffff"/>
    </style:style>
    <style:style style:name="P43" style:family="paragraph" style:parent-style-name="Standard">
      <style:text-properties officeooo:rsid="0041a1ea" officeooo:paragraph-rsid="0041a1ea" fo:background-color="#ffffff"/>
    </style:style>
    <style:style style:name="P44" style:family="paragraph" style:parent-style-name="Standard">
      <style:text-properties officeooo:rsid="0041a1ea" officeooo:paragraph-rsid="0049afcd" fo:background-color="#ffffff"/>
    </style:style>
    <style:style style:name="P45" style:family="paragraph" style:parent-style-name="Standard">
      <style:text-properties officeooo:rsid="0041aca3" officeooo:paragraph-rsid="0041aca3" fo:background-color="#ffffff"/>
    </style:style>
    <style:style style:name="P46" style:family="paragraph" style:parent-style-name="Standard">
      <style:text-properties officeooo:rsid="0041aca3" officeooo:paragraph-rsid="00428ed6" fo:background-color="#ffffff"/>
    </style:style>
    <style:style style:name="P47" style:family="paragraph" style:parent-style-name="Standard">
      <style:text-properties officeooo:rsid="0043cf48" officeooo:paragraph-rsid="0043cf48" fo:background-color="#ffffff"/>
    </style:style>
    <style:style style:name="P48" style:family="paragraph" style:parent-style-name="Standard">
      <style:text-properties officeooo:rsid="00446b52" officeooo:paragraph-rsid="00446b52" fo:background-color="#ffffff"/>
    </style:style>
    <style:style style:name="P49" style:family="paragraph" style:parent-style-name="Standard">
      <style:text-properties officeooo:rsid="0046037e" officeooo:paragraph-rsid="0046037e" fo:background-color="#ffffff"/>
    </style:style>
    <style:style style:name="P50" style:family="paragraph" style:parent-style-name="Standard">
      <style:text-properties officeooo:rsid="0060ccf2" officeooo:paragraph-rsid="0060ccf2" fo:background-color="#ffffff"/>
    </style:style>
    <style:style style:name="P51" style:family="paragraph" style:parent-style-name="Standard">
      <style:text-properties officeooo:rsid="007acf5d" officeooo:paragraph-rsid="007acf5d" fo:background-color="#ffffff"/>
    </style:style>
    <style:style style:name="P52" style:family="paragraph" style:parent-style-name="Standard">
      <style:text-properties officeooo:rsid="00ba9229" officeooo:paragraph-rsid="00ba9229" fo:background-color="#ffffff"/>
    </style:style>
    <style:style style:name="P53" style:family="paragraph" style:parent-style-name="Standard">
      <style:text-properties officeooo:rsid="002c323b" officeooo:paragraph-rsid="002c323b" fo:background-color="#ffffff"/>
    </style:style>
    <style:style style:name="P54" style:family="paragraph" style:parent-style-name="Standard">
      <style:text-properties officeooo:rsid="00e60b13" officeooo:paragraph-rsid="00e60b13" fo:background-color="#ffffff"/>
    </style:style>
    <style:style style:name="P55" style:family="paragraph" style:parent-style-name="Standard">
      <style:text-properties officeooo:rsid="00fdf96b" officeooo:paragraph-rsid="00fdf96b" fo:background-color="#ffffff"/>
    </style:style>
    <style:style style:name="P56" style:family="paragraph" style:parent-style-name="Standard">
      <style:text-properties officeooo:rsid="00290fa9" officeooo:paragraph-rsid="00290fa9"/>
    </style:style>
    <style:style style:name="P57" style:family="paragraph" style:parent-style-name="Standard">
      <style:text-properties officeooo:rsid="0029e95f" officeooo:paragraph-rsid="0029e95f"/>
    </style:style>
    <style:style style:name="P58" style:family="paragraph" style:parent-style-name="Standard">
      <style:text-properties officeooo:rsid="002a7770" officeooo:paragraph-rsid="002a7770"/>
    </style:style>
    <style:style style:name="P59" style:family="paragraph" style:parent-style-name="Standard">
      <style:text-properties officeooo:rsid="002a7770" officeooo:paragraph-rsid="002a7770" fo:background-color="#ffff99"/>
    </style:style>
    <style:style style:name="P60" style:family="paragraph" style:parent-style-name="Standard">
      <style:text-properties officeooo:rsid="002a8f79" officeooo:paragraph-rsid="002a8f79" fo:background-color="#ffff99"/>
    </style:style>
    <style:style style:name="P61" style:family="paragraph" style:parent-style-name="Standard">
      <style:text-properties officeooo:rsid="002b9fcc" officeooo:paragraph-rsid="002b9fcc" fo:background-color="#ffff99"/>
    </style:style>
    <style:style style:name="P62" style:family="paragraph" style:parent-style-name="Standard">
      <style:text-properties officeooo:rsid="002c323b" officeooo:paragraph-rsid="002c323b" fo:background-color="#ffff99"/>
    </style:style>
    <style:style style:name="P63" style:family="paragraph" style:parent-style-name="Standard">
      <style:text-properties officeooo:rsid="002c323b" officeooo:paragraph-rsid="00bb835f" fo:background-color="#ffff99"/>
    </style:style>
    <style:style style:name="P64" style:family="paragraph" style:parent-style-name="Standard">
      <style:text-properties officeooo:rsid="00290fa9" officeooo:paragraph-rsid="00290fa9" fo:background-color="#ffff99"/>
    </style:style>
    <style:style style:name="P65" style:family="paragraph" style:parent-style-name="Standard">
      <style:text-properties officeooo:rsid="0033727c" officeooo:paragraph-rsid="0033727c" fo:background-color="#ffff99"/>
    </style:style>
    <style:style style:name="P66" style:family="paragraph" style:parent-style-name="Standard">
      <style:text-properties officeooo:rsid="00446b52" officeooo:paragraph-rsid="00446b52" fo:background-color="#ffff99"/>
    </style:style>
    <style:style style:name="P67" style:family="paragraph" style:parent-style-name="Standard">
      <style:text-properties officeooo:rsid="004494e4" officeooo:paragraph-rsid="004494e4" fo:background-color="#ffff99"/>
    </style:style>
    <style:style style:name="P68" style:family="paragraph" style:parent-style-name="Standard">
      <style:text-properties officeooo:rsid="0045f1b8" officeooo:paragraph-rsid="0045f1b8" fo:background-color="#ffff99"/>
    </style:style>
    <style:style style:name="P69" style:family="paragraph" style:parent-style-name="Standard">
      <style:text-properties officeooo:rsid="0063f3eb" officeooo:paragraph-rsid="0063f3eb" fo:background-color="#ffff99"/>
    </style:style>
    <style:style style:name="P70" style:family="paragraph" style:parent-style-name="Standard">
      <style:text-properties officeooo:rsid="006c93b1" officeooo:paragraph-rsid="006c93b1" fo:background-color="#ffff99"/>
    </style:style>
    <style:style style:name="P71" style:family="paragraph" style:parent-style-name="Standard">
      <style:text-properties officeooo:rsid="006c93b1" officeooo:paragraph-rsid="00645bbd" fo:background-color="#ffff99"/>
    </style:style>
    <style:style style:name="P72" style:family="paragraph" style:parent-style-name="Standard">
      <style:text-properties officeooo:rsid="006e8111" officeooo:paragraph-rsid="006e8111" fo:background-color="#ffff99"/>
    </style:style>
    <style:style style:name="P73" style:family="paragraph" style:parent-style-name="Standard">
      <style:text-properties officeooo:rsid="007c2ec6" officeooo:paragraph-rsid="007c2ec6" fo:background-color="#ffff99"/>
    </style:style>
    <style:style style:name="P74" style:family="paragraph" style:parent-style-name="Standard">
      <style:text-properties officeooo:rsid="008252f1" officeooo:paragraph-rsid="008252f1" fo:background-color="#ffff99"/>
    </style:style>
    <style:style style:name="P75" style:family="paragraph" style:parent-style-name="Standard">
      <style:text-properties officeooo:rsid="0082af9a" officeooo:paragraph-rsid="0082af9a" fo:background-color="#ffff99"/>
    </style:style>
    <style:style style:name="P76" style:family="paragraph" style:parent-style-name="Standard">
      <style:text-properties officeooo:rsid="00846ccc" officeooo:paragraph-rsid="00846ccc" fo:background-color="#ffff99"/>
    </style:style>
    <style:style style:name="P77" style:family="paragraph" style:parent-style-name="Standard">
      <style:text-properties officeooo:rsid="0088a3df" officeooo:paragraph-rsid="0088a3df" fo:background-color="#ffff99"/>
    </style:style>
    <style:style style:name="P78" style:family="paragraph" style:parent-style-name="Standard">
      <style:text-properties officeooo:rsid="008a1683" officeooo:paragraph-rsid="008a1683" fo:background-color="#ffff99"/>
    </style:style>
    <style:style style:name="P79" style:family="paragraph" style:parent-style-name="Standard">
      <style:text-properties officeooo:rsid="008c1557" officeooo:paragraph-rsid="008c1557" fo:background-color="#ffff99"/>
    </style:style>
    <style:style style:name="P80" style:family="paragraph" style:parent-style-name="Standard">
      <style:text-properties officeooo:rsid="0099832e" officeooo:paragraph-rsid="0099832e" fo:background-color="#ffff99"/>
    </style:style>
    <style:style style:name="P81" style:family="paragraph" style:parent-style-name="Standard">
      <style:text-properties officeooo:rsid="00fdf96b" officeooo:paragraph-rsid="00fdf96b" fo:background-color="#ffff99"/>
    </style:style>
    <style:style style:name="P82" style:family="paragraph" style:parent-style-name="Standard">
      <style:text-properties officeooo:rsid="010046e1" officeooo:paragraph-rsid="010046e1" fo:background-color="#ffff99"/>
    </style:style>
    <style:style style:name="P83" style:family="paragraph" style:parent-style-name="Standard">
      <style:text-properties officeooo:rsid="01007bee" officeooo:paragraph-rsid="01007bee" fo:background-color="#ffff99"/>
    </style:style>
    <style:style style:name="P84" style:family="paragraph" style:parent-style-name="Standard">
      <style:text-properties officeooo:rsid="0103eaf0" officeooo:paragraph-rsid="0103eaf0" fo:background-color="#ffff99"/>
    </style:style>
    <style:style style:name="P85" style:family="paragraph" style:parent-style-name="Standard">
      <style:text-properties officeooo:rsid="01042e48" officeooo:paragraph-rsid="01042e48" fo:background-color="#ffff99"/>
    </style:style>
    <style:style style:name="P86" style:family="paragraph" style:parent-style-name="Standard">
      <style:text-properties officeooo:rsid="0109af02" officeooo:paragraph-rsid="0109af02" fo:background-color="#ffff99"/>
    </style:style>
    <style:style style:name="P87" style:family="paragraph" style:parent-style-name="Standard">
      <style:text-properties officeooo:rsid="010b452c" officeooo:paragraph-rsid="010b452c" fo:background-color="#ffff99"/>
    </style:style>
    <style:style style:name="P88" style:family="paragraph" style:parent-style-name="Standard">
      <style:text-properties officeooo:rsid="016ae8a2" officeooo:paragraph-rsid="016ae8a2" fo:background-color="#ffff99"/>
    </style:style>
    <style:style style:name="P89" style:family="paragraph" style:parent-style-name="Standard">
      <style:text-properties officeooo:rsid="002a8f79" officeooo:paragraph-rsid="002a8f79"/>
    </style:style>
    <style:style style:name="P90" style:family="paragraph" style:parent-style-name="Standard">
      <style:text-properties officeooo:rsid="002b9fcc" officeooo:paragraph-rsid="002b9fcc"/>
    </style:style>
    <style:style style:name="P91" style:family="paragraph" style:parent-style-name="Standard">
      <style:text-properties officeooo:rsid="002c323b" officeooo:paragraph-rsid="002c323b"/>
    </style:style>
    <style:style style:name="P92" style:family="paragraph" style:parent-style-name="Standard">
      <style:text-properties officeooo:rsid="0030d72d" officeooo:paragraph-rsid="0030d72d"/>
    </style:style>
    <style:style style:name="P93" style:family="paragraph" style:parent-style-name="Standard">
      <style:text-properties officeooo:rsid="0035266d" officeooo:paragraph-rsid="0035266d"/>
    </style:style>
    <style:style style:name="P94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95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96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97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98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99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00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01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02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0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0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0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07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08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09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10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11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12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13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14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16" style:family="paragraph" style:parent-style-name="Standard">
      <style:text-properties officeooo:rsid="004494e4" officeooo:paragraph-rsid="004494e4"/>
    </style:style>
    <style:style style:name="P117" style:family="paragraph" style:parent-style-name="Standard">
      <style:text-properties officeooo:rsid="0045f1b8" officeooo:paragraph-rsid="0045f1b8"/>
    </style:style>
    <style:style style:name="P118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19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20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21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22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23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24" style:family="paragraph" style:parent-style-name="Standard">
      <style:text-properties officeooo:rsid="001cf2fc" officeooo:paragraph-rsid="001cf2fc"/>
    </style:style>
    <style:style style:name="P125" style:family="paragraph" style:parent-style-name="Standard">
      <style:text-properties officeooo:rsid="00484775" officeooo:paragraph-rsid="00484775"/>
    </style:style>
    <style:style style:name="P126" style:family="paragraph" style:parent-style-name="Standard">
      <style:text-properties officeooo:rsid="004a716d" officeooo:paragraph-rsid="004a716d"/>
    </style:style>
    <style:style style:name="P127" style:family="paragraph" style:parent-style-name="Standard">
      <style:text-properties officeooo:rsid="004bb3e8" officeooo:paragraph-rsid="004bb3e8"/>
    </style:style>
    <style:style style:name="P128" style:family="paragraph" style:parent-style-name="Standard">
      <style:text-properties officeooo:rsid="004d00ab" officeooo:paragraph-rsid="004d00ab"/>
    </style:style>
    <style:style style:name="P129" style:family="paragraph" style:parent-style-name="Standard">
      <style:text-properties officeooo:rsid="004d721e" officeooo:paragraph-rsid="004d721e"/>
    </style:style>
    <style:style style:name="P130" style:family="paragraph" style:parent-style-name="Standard">
      <style:text-properties officeooo:rsid="0054368c" officeooo:paragraph-rsid="0054368c"/>
    </style:style>
    <style:style style:name="P131" style:family="paragraph" style:parent-style-name="Standard">
      <style:text-properties officeooo:rsid="0056f780" officeooo:paragraph-rsid="0056f780"/>
    </style:style>
    <style:style style:name="P132" style:family="paragraph" style:parent-style-name="Standard">
      <style:text-properties officeooo:rsid="00577f7a" officeooo:paragraph-rsid="00577f7a"/>
    </style:style>
    <style:style style:name="P133" style:family="paragraph" style:parent-style-name="Standard">
      <style:text-properties officeooo:rsid="005e8fc6" officeooo:paragraph-rsid="005e8fc6"/>
    </style:style>
    <style:style style:name="P134" style:family="paragraph" style:parent-style-name="Standard">
      <style:text-properties officeooo:rsid="00626fe8" officeooo:paragraph-rsid="00626fe8"/>
    </style:style>
    <style:style style:name="P135" style:family="paragraph" style:parent-style-name="Standard">
      <style:text-properties officeooo:rsid="0063f3eb" officeooo:paragraph-rsid="0063f3eb"/>
    </style:style>
    <style:style style:name="P136" style:family="paragraph" style:parent-style-name="Standard">
      <style:text-properties officeooo:rsid="0063f3eb" officeooo:paragraph-rsid="0065f239"/>
    </style:style>
    <style:style style:name="P137" style:family="paragraph" style:parent-style-name="Standard">
      <style:text-properties officeooo:rsid="00645bbd" officeooo:paragraph-rsid="00645bbd"/>
    </style:style>
    <style:style style:name="P138" style:family="paragraph" style:parent-style-name="Standard">
      <style:text-properties officeooo:rsid="00645bbd" officeooo:paragraph-rsid="006ab99a"/>
    </style:style>
    <style:style style:name="P139" style:family="paragraph" style:parent-style-name="Standard">
      <style:text-properties officeooo:rsid="0065f239" officeooo:paragraph-rsid="0065f239"/>
    </style:style>
    <style:style style:name="P140" style:family="paragraph" style:parent-style-name="Standard">
      <style:text-properties officeooo:rsid="006ac366" officeooo:paragraph-rsid="006ac366"/>
    </style:style>
    <style:style style:name="P141" style:family="paragraph" style:parent-style-name="Standard">
      <style:text-properties officeooo:rsid="006ac366" officeooo:paragraph-rsid="007ce0ba"/>
    </style:style>
    <style:style style:name="P142" style:family="paragraph" style:parent-style-name="Standard">
      <style:text-properties officeooo:rsid="006ac366" officeooo:paragraph-rsid="007e92a9"/>
    </style:style>
    <style:style style:name="P143" style:family="paragraph" style:parent-style-name="Standard">
      <style:text-properties officeooo:rsid="00645bbd" officeooo:paragraph-rsid="006ac366" fo:background-color="#ff9900"/>
    </style:style>
    <style:style style:name="P144" style:family="paragraph" style:parent-style-name="Standard">
      <style:text-properties officeooo:rsid="006e8111" officeooo:paragraph-rsid="006e8111"/>
    </style:style>
    <style:style style:name="P145" style:family="paragraph" style:parent-style-name="Standard">
      <style:text-properties officeooo:rsid="007c2ec6" officeooo:paragraph-rsid="007c2ec6"/>
    </style:style>
    <style:style style:name="P146" style:family="paragraph" style:parent-style-name="Standard">
      <style:text-properties officeooo:rsid="007ce0ba" officeooo:paragraph-rsid="007ce0ba"/>
    </style:style>
    <style:style style:name="P147" style:family="paragraph" style:parent-style-name="Standard">
      <style:text-properties officeooo:rsid="007e92a9" officeooo:paragraph-rsid="007e92a9"/>
    </style:style>
    <style:style style:name="P148" style:family="paragraph" style:parent-style-name="Standard">
      <style:text-properties officeooo:rsid="007f0208" officeooo:paragraph-rsid="007f0208"/>
    </style:style>
    <style:style style:name="P149" style:family="paragraph" style:parent-style-name="Standard">
      <style:text-properties officeooo:rsid="008025d0" officeooo:paragraph-rsid="008025d0"/>
    </style:style>
    <style:style style:name="P150" style:family="paragraph" style:parent-style-name="Standard">
      <style:text-properties officeooo:rsid="00811ac1" officeooo:paragraph-rsid="00811ac1"/>
    </style:style>
    <style:style style:name="P151" style:family="paragraph" style:parent-style-name="Standard">
      <style:text-properties officeooo:rsid="008252f1" officeooo:paragraph-rsid="008252f1"/>
    </style:style>
    <style:style style:name="P152" style:family="paragraph" style:parent-style-name="Standard">
      <style:text-properties officeooo:rsid="00846ccc" officeooo:paragraph-rsid="00846ccc"/>
    </style:style>
    <style:style style:name="P153" style:family="paragraph" style:parent-style-name="Standard">
      <style:text-properties officeooo:rsid="00859ffb" officeooo:paragraph-rsid="00859ffb"/>
    </style:style>
    <style:style style:name="P154" style:family="paragraph" style:parent-style-name="Standard">
      <style:text-properties officeooo:rsid="00886e51" officeooo:paragraph-rsid="00886e51"/>
    </style:style>
    <style:style style:name="P155" style:family="paragraph" style:parent-style-name="Standard">
      <style:text-properties officeooo:rsid="0088a3df" officeooo:paragraph-rsid="0088a3df"/>
    </style:style>
    <style:style style:name="P156" style:family="paragraph" style:parent-style-name="Standard">
      <style:text-properties officeooo:rsid="0089ab38" officeooo:paragraph-rsid="0089ab38"/>
    </style:style>
    <style:style style:name="P157" style:family="paragraph" style:parent-style-name="Standard">
      <style:text-properties officeooo:rsid="008a1683" officeooo:paragraph-rsid="008a1683"/>
    </style:style>
    <style:style style:name="P158" style:family="paragraph" style:parent-style-name="Standard">
      <style:text-properties officeooo:rsid="008c1557" officeooo:paragraph-rsid="008c1557"/>
    </style:style>
    <style:style style:name="P159" style:family="paragraph" style:parent-style-name="Standard">
      <style:text-properties officeooo:rsid="008d0254" officeooo:paragraph-rsid="008d0254"/>
    </style:style>
    <style:style style:name="P160" style:family="paragraph" style:parent-style-name="Standard">
      <style:text-properties officeooo:rsid="008ec965" officeooo:paragraph-rsid="008ec965"/>
    </style:style>
    <style:style style:name="P161" style:family="paragraph" style:parent-style-name="Standard">
      <style:text-properties officeooo:rsid="0090bb82" officeooo:paragraph-rsid="0090bb82"/>
    </style:style>
    <style:style style:name="P162" style:family="paragraph" style:parent-style-name="Standard">
      <style:text-properties officeooo:rsid="0092030b" officeooo:paragraph-rsid="0092030b"/>
    </style:style>
    <style:style style:name="P163" style:family="paragraph" style:parent-style-name="Standard">
      <style:text-properties officeooo:rsid="0099832e" officeooo:paragraph-rsid="0099832e"/>
    </style:style>
    <style:style style:name="P164" style:family="paragraph" style:parent-style-name="Standard">
      <style:text-properties officeooo:rsid="009b2445" officeooo:paragraph-rsid="009b2445"/>
    </style:style>
    <style:style style:name="P165" style:family="paragraph" style:parent-style-name="Standard">
      <style:text-properties officeooo:rsid="009dd285" officeooo:paragraph-rsid="009dd285"/>
    </style:style>
    <style:style style:name="P166" style:family="paragraph" style:parent-style-name="Standard">
      <style:text-properties officeooo:rsid="009e33ae" officeooo:paragraph-rsid="009e33ae"/>
    </style:style>
    <style:style style:name="P167" style:family="paragraph" style:parent-style-name="Standard">
      <style:text-properties officeooo:rsid="009e33ae" officeooo:paragraph-rsid="00596512"/>
    </style:style>
    <style:style style:name="P168" style:family="paragraph" style:parent-style-name="Standard">
      <style:text-properties officeooo:rsid="00a9a6fd" officeooo:paragraph-rsid="00a9a6fd"/>
    </style:style>
    <style:style style:name="P169" style:family="paragraph" style:parent-style-name="Standard">
      <style:text-properties officeooo:rsid="00ab0bd0" officeooo:paragraph-rsid="00ab0bd0"/>
    </style:style>
    <style:style style:name="P170" style:family="paragraph" style:parent-style-name="Standard">
      <style:text-properties officeooo:rsid="00ad017c" officeooo:paragraph-rsid="00ad017c"/>
    </style:style>
    <style:style style:name="P171" style:family="paragraph" style:parent-style-name="Standard">
      <style:text-properties officeooo:rsid="0082af9a" officeooo:paragraph-rsid="0082af9a"/>
    </style:style>
    <style:style style:name="P172" style:family="paragraph" style:parent-style-name="Standard">
      <style:text-properties officeooo:rsid="00ae386d" officeooo:paragraph-rsid="00ae386d"/>
    </style:style>
    <style:style style:name="P173" style:family="paragraph" style:parent-style-name="Standard">
      <style:text-properties officeooo:rsid="00ae4694" officeooo:paragraph-rsid="00ae4694"/>
    </style:style>
    <style:style style:name="P174" style:family="paragraph" style:parent-style-name="Standard">
      <style:text-properties officeooo:rsid="00b006b0" officeooo:paragraph-rsid="00b006b0"/>
    </style:style>
    <style:style style:name="P175" style:family="paragraph" style:parent-style-name="Standard">
      <style:text-properties officeooo:rsid="00b0b48c" officeooo:paragraph-rsid="00b0b48c"/>
    </style:style>
    <style:style style:name="P176" style:family="paragraph" style:parent-style-name="Standard">
      <style:text-properties officeooo:rsid="00b0b48c" officeooo:paragraph-rsid="00b240eb"/>
    </style:style>
    <style:style style:name="P177" style:family="paragraph" style:parent-style-name="Standard">
      <style:text-properties officeooo:rsid="00b17e6e" officeooo:paragraph-rsid="00b17e6e"/>
    </style:style>
    <style:style style:name="P178" style:family="paragraph" style:parent-style-name="Standard">
      <style:text-properties officeooo:rsid="00306fe6" officeooo:paragraph-rsid="00b81b72"/>
    </style:style>
    <style:style style:name="P179" style:family="paragraph" style:parent-style-name="Standard">
      <style:text-properties officeooo:rsid="00306fe6" officeooo:paragraph-rsid="01325897"/>
    </style:style>
    <style:style style:name="P180" style:family="paragraph" style:parent-style-name="Standard">
      <style:text-properties officeooo:rsid="002f8f50" officeooo:paragraph-rsid="00b81b72"/>
    </style:style>
    <style:style style:name="P181" style:family="paragraph" style:parent-style-name="Standard">
      <style:text-properties officeooo:rsid="0030988a" officeooo:paragraph-rsid="00b81b72"/>
    </style:style>
    <style:style style:name="P182" style:family="paragraph" style:parent-style-name="Standard">
      <style:text-properties officeooo:rsid="00bcf31f" officeooo:paragraph-rsid="00bcf31f"/>
    </style:style>
    <style:style style:name="P183" style:family="paragraph" style:parent-style-name="Standard">
      <style:text-properties officeooo:rsid="00bf4141" officeooo:paragraph-rsid="00bf4141"/>
    </style:style>
    <style:style style:name="P184" style:family="paragraph" style:parent-style-name="Standard">
      <style:text-properties officeooo:rsid="00c067cd" officeooo:paragraph-rsid="00c067cd"/>
    </style:style>
    <style:style style:name="P185" style:family="paragraph" style:parent-style-name="Standard">
      <style:text-properties officeooo:rsid="00c2220a" officeooo:paragraph-rsid="00c2220a"/>
    </style:style>
    <style:style style:name="P186" style:family="paragraph" style:parent-style-name="Standard">
      <style:text-properties officeooo:rsid="00c68337" officeooo:paragraph-rsid="00c68337"/>
    </style:style>
    <style:style style:name="P187" style:family="paragraph" style:parent-style-name="Standard">
      <style:text-properties officeooo:rsid="00c7737b" officeooo:paragraph-rsid="00c7737b"/>
    </style:style>
    <style:style style:name="P188" style:family="paragraph" style:parent-style-name="Standard">
      <style:text-properties officeooo:rsid="00c80a48" officeooo:paragraph-rsid="00c80a48"/>
    </style:style>
    <style:style style:name="P189" style:family="paragraph" style:parent-style-name="Standard">
      <style:text-properties officeooo:rsid="00c80fad" officeooo:paragraph-rsid="00c80fad"/>
    </style:style>
    <style:style style:name="P190" style:family="paragraph" style:parent-style-name="Standard">
      <style:text-properties officeooo:rsid="00cb16e9" officeooo:paragraph-rsid="00cb16e9"/>
    </style:style>
    <style:style style:name="P191" style:family="paragraph" style:parent-style-name="Standard">
      <style:text-properties officeooo:rsid="00d48cb6" officeooo:paragraph-rsid="00d48cb6"/>
    </style:style>
    <style:style style:name="P192" style:family="paragraph" style:parent-style-name="Standard">
      <style:text-properties officeooo:rsid="00d799d4" officeooo:paragraph-rsid="00d799d4"/>
    </style:style>
    <style:style style:name="P193" style:family="paragraph" style:parent-style-name="Standard">
      <style:text-properties officeooo:rsid="00d82e4d" officeooo:paragraph-rsid="00d82e4d"/>
    </style:style>
    <style:style style:name="P194" style:family="paragraph" style:parent-style-name="Standard">
      <style:text-properties officeooo:rsid="00d06940" officeooo:paragraph-rsid="00d06940"/>
    </style:style>
    <style:style style:name="P195" style:family="paragraph" style:parent-style-name="Standard">
      <style:text-properties officeooo:rsid="00d06940" officeooo:paragraph-rsid="00a07211"/>
    </style:style>
    <style:style style:name="P196" style:family="paragraph" style:parent-style-name="Standard">
      <style:text-properties officeooo:rsid="00d06940" officeooo:paragraph-rsid="016ae8a2"/>
    </style:style>
    <style:style style:name="P197" style:family="paragraph" style:parent-style-name="Standard">
      <style:text-properties officeooo:rsid="00e3e2ab" officeooo:paragraph-rsid="00e3e2ab"/>
    </style:style>
    <style:style style:name="P198" style:family="paragraph" style:parent-style-name="Standard">
      <style:text-properties officeooo:rsid="00e5ecba" officeooo:paragraph-rsid="00e5ecba"/>
    </style:style>
    <style:style style:name="P199" style:family="paragraph" style:parent-style-name="Standard">
      <style:text-properties officeooo:rsid="00e60b13" officeooo:paragraph-rsid="00e60b13"/>
    </style:style>
    <style:style style:name="P200" style:family="paragraph" style:parent-style-name="Standard">
      <style:text-properties officeooo:rsid="00edd359" officeooo:paragraph-rsid="00edd359"/>
    </style:style>
    <style:style style:name="P201" style:family="paragraph" style:parent-style-name="Standard">
      <style:text-properties officeooo:rsid="00fba9cc" officeooo:paragraph-rsid="00fba9cc"/>
    </style:style>
    <style:style style:name="P202" style:family="paragraph" style:parent-style-name="Standard">
      <style:text-properties officeooo:rsid="00fcb8b6" officeooo:paragraph-rsid="00fcb8b6"/>
    </style:style>
    <style:style style:name="P203" style:family="paragraph" style:parent-style-name="Standard">
      <style:text-properties officeooo:rsid="010046e1" officeooo:paragraph-rsid="010046e1"/>
    </style:style>
    <style:style style:name="P204" style:family="paragraph" style:parent-style-name="Standard">
      <style:text-properties officeooo:rsid="01007bee" officeooo:paragraph-rsid="01007bee"/>
    </style:style>
    <style:style style:name="P205" style:family="paragraph" style:parent-style-name="Standard">
      <style:text-properties officeooo:rsid="0103eaf0" officeooo:paragraph-rsid="0103eaf0"/>
    </style:style>
    <style:style style:name="P206" style:family="paragraph" style:parent-style-name="Standard">
      <style:text-properties officeooo:rsid="01042e48" officeooo:paragraph-rsid="01042e48"/>
    </style:style>
    <style:style style:name="P207" style:family="paragraph" style:parent-style-name="Standard">
      <style:text-properties officeooo:rsid="01042e48" officeooo:paragraph-rsid="0105943f"/>
    </style:style>
    <style:style style:name="P208" style:family="paragraph" style:parent-style-name="Standard">
      <style:text-properties officeooo:rsid="01045a3f" officeooo:paragraph-rsid="01045a3f"/>
    </style:style>
    <style:style style:name="P209" style:family="paragraph" style:parent-style-name="Standard">
      <style:text-properties officeooo:rsid="010689e8" officeooo:paragraph-rsid="010689e8"/>
    </style:style>
    <style:style style:name="P210" style:family="paragraph" style:parent-style-name="Standard">
      <style:text-properties officeooo:rsid="01079d22" officeooo:paragraph-rsid="01079d22"/>
    </style:style>
    <style:style style:name="P211" style:family="paragraph" style:parent-style-name="Standard">
      <style:text-properties officeooo:rsid="0109af02" officeooo:paragraph-rsid="0109af02"/>
    </style:style>
    <style:style style:name="P212" style:family="paragraph" style:parent-style-name="Standard">
      <style:text-properties officeooo:rsid="010b452c" officeooo:paragraph-rsid="010b452c"/>
    </style:style>
    <style:style style:name="P213" style:family="paragraph" style:parent-style-name="Standard">
      <style:text-properties officeooo:rsid="011083dc" officeooo:paragraph-rsid="0089ab38"/>
    </style:style>
    <style:style style:name="P214" style:family="paragraph" style:parent-style-name="Standard">
      <style:text-properties officeooo:rsid="011a73d9" officeooo:paragraph-rsid="011a73d9"/>
    </style:style>
    <style:style style:name="P215" style:family="paragraph" style:parent-style-name="Standard">
      <style:text-properties officeooo:rsid="011d93c9" officeooo:paragraph-rsid="011d93c9"/>
    </style:style>
    <style:style style:name="P216" style:family="paragraph" style:parent-style-name="Standard">
      <style:text-properties officeooo:rsid="0120000d" officeooo:paragraph-rsid="0120000d"/>
    </style:style>
    <style:style style:name="P217" style:family="paragraph" style:parent-style-name="Standard">
      <style:text-properties officeooo:rsid="0120c350" officeooo:paragraph-rsid="0120c350"/>
    </style:style>
    <style:style style:name="P218" style:family="paragraph" style:parent-style-name="Standard">
      <style:text-properties officeooo:rsid="012327d7" officeooo:paragraph-rsid="0123b416"/>
    </style:style>
    <style:style style:name="P219" style:family="paragraph" style:parent-style-name="Standard">
      <style:text-properties officeooo:rsid="0127dd17" officeooo:paragraph-rsid="0127dd17"/>
    </style:style>
    <style:style style:name="P220" style:family="paragraph" style:parent-style-name="Standard">
      <style:text-properties officeooo:rsid="013d117a" officeooo:paragraph-rsid="013d117a"/>
    </style:style>
    <style:style style:name="P221" style:family="paragraph" style:parent-style-name="Standard">
      <style:text-properties officeooo:rsid="0142d4fa" officeooo:paragraph-rsid="00d06940"/>
    </style:style>
    <style:style style:name="P222" style:family="paragraph" style:parent-style-name="Standard">
      <style:text-properties officeooo:rsid="0142d79a" officeooo:paragraph-rsid="0142d79a"/>
    </style:style>
    <style:style style:name="P223" style:family="paragraph" style:parent-style-name="Standard">
      <style:text-properties officeooo:rsid="01530a80" officeooo:paragraph-rsid="0153fd44"/>
    </style:style>
    <style:style style:name="P224" style:family="paragraph" style:parent-style-name="Standard">
      <style:text-properties officeooo:rsid="0153fd44" officeooo:paragraph-rsid="01530a80"/>
    </style:style>
    <style:style style:name="P225" style:family="paragraph" style:parent-style-name="Standard">
      <style:text-properties officeooo:rsid="0153fd44" officeooo:paragraph-rsid="0153fd44"/>
    </style:style>
    <style:style style:name="P226" style:family="paragraph" style:parent-style-name="Standard">
      <style:text-properties officeooo:rsid="01575812" officeooo:paragraph-rsid="01575812"/>
    </style:style>
    <style:style style:name="P227" style:family="paragraph" style:parent-style-name="Standard">
      <style:text-properties officeooo:rsid="0159a430" officeooo:paragraph-rsid="0159a430"/>
    </style:style>
    <style:style style:name="P228" style:family="paragraph" style:parent-style-name="Standard">
      <style:text-properties officeooo:rsid="0152e837" officeooo:paragraph-rsid="014b1b36"/>
    </style:style>
    <style:style style:name="P229" style:family="paragraph" style:parent-style-name="Standard">
      <style:text-properties officeooo:rsid="015f508c" officeooo:paragraph-rsid="015f508c"/>
    </style:style>
    <style:style style:name="P230" style:family="paragraph" style:parent-style-name="Standard">
      <style:text-properties officeooo:rsid="0168f96f" officeooo:paragraph-rsid="0168f96f"/>
    </style:style>
    <style:style style:name="P231" style:family="paragraph" style:parent-style-name="Standard">
      <style:text-properties officeooo:rsid="00ccaa06" officeooo:paragraph-rsid="009e33ae"/>
    </style:style>
    <style:style style:name="P232" style:family="paragraph" style:parent-style-name="Standard">
      <style:text-properties officeooo:rsid="016d2e60" officeooo:paragraph-rsid="016d2e60"/>
    </style:style>
    <style:style style:name="P233" style:family="paragraph" style:parent-style-name="Standard">
      <style:text-properties officeooo:rsid="016d381f" officeooo:paragraph-rsid="016d381f"/>
    </style:style>
    <style:style style:name="P234" style:family="paragraph" style:parent-style-name="Standard">
      <style:text-properties officeooo:rsid="016eaab1" officeooo:paragraph-rsid="016eaab1"/>
    </style:style>
    <style:style style:name="P235" style:family="paragraph" style:parent-style-name="Standard">
      <style:text-properties officeooo:rsid="01700410" officeooo:paragraph-rsid="01700410"/>
    </style:style>
    <style:style style:name="P236" style:family="paragraph" style:parent-style-name="Standard">
      <style:text-properties officeooo:rsid="0170ad79" officeooo:paragraph-rsid="0170ad79"/>
    </style:style>
    <style:style style:name="P237" style:family="paragraph" style:parent-style-name="Standard">
      <style:text-properties officeooo:rsid="0171f54d" officeooo:paragraph-rsid="0171f54d"/>
    </style:style>
    <style:style style:name="P238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39" style:family="paragraph" style:parent-style-name="Standard">
      <style:text-properties officeooo:rsid="01546516" officeooo:paragraph-rsid="01546516"/>
    </style:style>
    <style:style style:name="P240" style:family="paragraph" style:parent-style-name="Standard">
      <style:text-properties officeooo:rsid="017592c3" officeooo:paragraph-rsid="017592c3"/>
    </style:style>
    <style:style style:name="P241" style:family="paragraph" style:parent-style-name="Standard">
      <style:text-properties officeooo:rsid="0176bcc6" officeooo:paragraph-rsid="01756c06"/>
    </style:style>
    <style:style style:name="P242" style:family="paragraph" style:parent-style-name="Standard">
      <style:text-properties officeooo:rsid="017f4999" officeooo:paragraph-rsid="017f4999"/>
    </style:style>
    <style:style style:name="P243" style:family="paragraph" style:parent-style-name="Standard">
      <style:text-properties officeooo:rsid="017f59df" officeooo:paragraph-rsid="017f59df"/>
    </style:style>
    <style:style style:name="P244" style:family="paragraph" style:parent-style-name="Standard">
      <style:text-properties officeooo:rsid="01813fd3" officeooo:paragraph-rsid="01813fd3"/>
    </style:style>
    <style:style style:name="P245" style:family="paragraph" style:parent-style-name="Standard">
      <style:text-properties officeooo:rsid="018261d8" officeooo:paragraph-rsid="018261d8"/>
    </style:style>
    <style:style style:name="P246" style:family="paragraph" style:parent-style-name="Standard">
      <style:text-properties officeooo:rsid="018452b6" officeooo:paragraph-rsid="018452b6"/>
    </style:style>
    <style:style style:name="P247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48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49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50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51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52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53" style:family="paragraph" style:parent-style-name="Standard">
      <style:text-properties officeooo:rsid="0179a6ca" officeooo:paragraph-rsid="01858bd8"/>
    </style:style>
    <style:style style:name="P254" style:family="paragraph" style:parent-style-name="Standard">
      <style:text-properties officeooo:rsid="01858bd8" officeooo:paragraph-rsid="01858bd8"/>
    </style:style>
    <style:style style:name="P255" style:family="paragraph" style:parent-style-name="Standard">
      <style:text-properties officeooo:rsid="01866c6c" officeooo:paragraph-rsid="01866c6c"/>
    </style:style>
    <style:style style:name="P256" style:family="paragraph" style:parent-style-name="Standard">
      <style:text-properties officeooo:rsid="0089ab38" officeooo:paragraph-rsid="0089ab38"/>
    </style:style>
    <style:style style:name="P257" style:family="paragraph" style:parent-style-name="Standard">
      <style:text-properties officeooo:rsid="0188c8ed" officeooo:paragraph-rsid="0188c8ed"/>
    </style:style>
    <style:style style:name="P258" style:family="paragraph" style:parent-style-name="Standard">
      <style:text-properties officeooo:rsid="01895bd2" officeooo:paragraph-rsid="01895bd2"/>
    </style:style>
    <style:style style:name="P259" style:family="paragraph" style:parent-style-name="Standard">
      <style:text-properties officeooo:rsid="01895bd2" officeooo:paragraph-rsid="017592c3"/>
    </style:style>
    <style:style style:name="P260" style:family="paragraph" style:parent-style-name="Standard">
      <style:text-properties officeooo:rsid="017ca786" officeooo:paragraph-rsid="015f508c"/>
    </style:style>
    <style:style style:name="P261" style:family="paragraph" style:parent-style-name="Standard">
      <style:text-properties officeooo:rsid="0168f96f" officeooo:paragraph-rsid="0163bba2"/>
    </style:style>
    <style:style style:name="P262" style:family="paragraph" style:parent-style-name="Standard">
      <style:text-properties officeooo:rsid="0168f96f" officeooo:paragraph-rsid="01575812"/>
    </style:style>
    <style:style style:name="P263" style:family="paragraph" style:parent-style-name="Standard">
      <style:text-properties officeooo:rsid="018a0337" officeooo:paragraph-rsid="018a0337"/>
    </style:style>
    <style:style style:name="P264" style:family="paragraph" style:parent-style-name="Standard">
      <style:text-properties officeooo:rsid="018a0337" officeooo:paragraph-rsid="018a0337" fo:background-color="#ffff00"/>
    </style:style>
    <style:style style:name="P265" style:family="paragraph" style:parent-style-name="Standard">
      <style:text-properties officeooo:rsid="017e3fb0" officeooo:paragraph-rsid="017e3fb0" fo:background-color="#ffffff"/>
    </style:style>
    <style:style style:name="P266" style:family="paragraph" style:parent-style-name="Standard">
      <style:text-properties officeooo:rsid="018af9df" officeooo:paragraph-rsid="018af9df" fo:background-color="#ffffff"/>
    </style:style>
    <style:style style:name="P267" style:family="paragraph" style:parent-style-name="Standard">
      <style:text-properties officeooo:rsid="007acf5d" officeooo:paragraph-rsid="007acf5d" fo:background-color="#ffffff"/>
    </style:style>
    <style:style style:name="P268" style:family="paragraph" style:parent-style-name="Standard">
      <style:text-properties officeooo:rsid="011a73d9" officeooo:paragraph-rsid="011a73d9" fo:background-color="#ffff99"/>
    </style:style>
    <style:style style:name="P269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70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23b416"/>
    </style:style>
    <style:style style:name="T52" style:family="text">
      <style:text-properties officeooo:rsid="0158f74c"/>
    </style:style>
    <style:style style:name="T53" style:family="text">
      <style:text-properties officeooo:rsid="0171f54d"/>
    </style:style>
    <style:style style:name="T54" style:family="text">
      <style:text-properties officeooo:rsid="01803e83"/>
    </style:style>
    <style:style style:name="T55" style:family="text">
      <style:text-properties officeooo:rsid="018261d8"/>
    </style:style>
    <style:style style:name="T56" style:family="text">
      <style:text-properties officeooo:rsid="01858bd8"/>
    </style:style>
    <style:style style:name="T57" style:family="text">
      <style:text-properties officeooo:rsid="0186fa95"/>
    </style:style>
    <style:style style:name="T58" style:family="text">
      <style:text-properties officeooo:rsid="0188b8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48">Ref:</text:p>
      <text:p text:style-name="P148">1) at app dividend <text:s/><text:span text:style-name="T55">with file upload</text:span></text:p>
      <text:p text:style-name="P245">https://appdividend.com/2018/02/23/laravel-5-6-crud-tutorial/</text:p>
      <text:p text:style-name="P148">2) <text:a xlink:type="simple" xlink:href="https://www.5balloons.info/tutorial-simple-crud-operations-in-laravel-5-5/">https://www.5balloons.info/tutorial-simple-crud-operations-in-laravel-5-5/</text:a></text:p>
      <text:p text:style-name="P150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24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24"/>
      <text:p text:style-name="P9">composer update</text:p>
      <text:p text:style-name="P125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1"/>
      <text:p text:style-name="P31">composer create-project --prefer-dist laravel/laravel <text:span text:style-name="T1">blog_proj_name</text:span></text:p>
      <text:p text:style-name="P31"/>
      <text:p text:style-name="P32">php artisan serve</text:p>
      <text:p text:style-name="P32"/>
      <text:p text:style-name="P33"><text:s/>URL : <text:a xlink:type="simple" xlink:href="http://localhost:8000/">http://localhost:8000</text:a></text:p>
      <text:p text:style-name="P33"/>
      <text:p text:style-name="P6">Theme integrate </text:p>
      <text:p text:style-name="P35">https://hdtuto.com/article/php-laravel-55-bootstrap-admin-theme-integration-example-from-scratch</text:p>
      <text:p text:style-name="P33"/>
      <text:p text:style-name="P33"/>
      <text:p text:style-name="P5">for auth</text:p>
      <text:p text:style-name="P34">php artisan make:auth</text:p>
      <text:p text:style-name="P34"/>
      <text:p text:style-name="P64">Remove public</text:p>
      <text:p text:style-name="P56">in public folder cut index.php &amp; .htaccess file &amp; paste it one step out(on root)</text:p>
      <text:p text:style-name="P57">open index.php &amp; remove ../</text:p>
      <text:p text:style-name="P57">so change like this <text:s text:c="4"/>require __DIR__.'/vendor/autoload.php';</text:p>
      <text:p text:style-name="P57"><text:s text:c="34"/>$app = require_once __DIR__.'/bootstrap/app.php';</text:p>
      <text:p text:style-name="P34"/>
      <text:p text:style-name="P34"/>
      <text:p text:style-name="P34"/>
      <text:p text:style-name="P7">curd generator <text:span text:style-name="T5">package</text:span></text:p>
      <text:p text:style-name="P7"/>
      <text:p text:style-name="P37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94"/>
      <text:p text:style-name="P104">vendo<text:span text:style-name="T43">r</text:span> publish</text:p>
      <text:p text:style-name="P121"/>
      <text:p text:style-name="P121">Once the package is installed, you should register the Appzcoder\CrudGenerator\CrudGeneratorServiceProvider service provider. Normally, Laravel 5.5+ will register the service provider automatically.</text:p>
      <text:p text:style-name="P121"/>
      <text:p text:style-name="P121">After that, publish its assets using the vendor:publish Artisan command:</text:p>
      <text:p text:style-name="P121"/>
      <text:p text:style-name="P121">php artisan vendor:publish --provider="Appzcoder\CrudGenerator\CrudGeneratorServiceProvider"</text:p>
      <text:p text:style-name="P94"/>
      <text:p text:style-name="P94"/>
      <text:p text:style-name="P94"/>
      <text:p text:style-name="P94">use by follow:-</text:p>
      <text:p text:style-name="P193">php artisan crud:generate Userclaims --fields='user_id#integer;gift_id#integer' --view-path=admin --controller-namespace=Admin --route-group=admin --form-helper=html</text:p>
      <text:p text:style-name="P36"/>
      <text:p text:style-name="P92"><text:span text:style-name="T6">note</text:span> : id not write</text:p>
      <text:p text:style-name="P92"/>
      <text:p text:style-name="P93">by this generate controller,view,model,migrations</text:p>
      <text:p text:style-name="P93">after this need to migrate for DB</text:p>
      <text:p text:style-name="P93">and for view files (index,show,create,edit) need to change layout </text:p>
      <text:p text:style-name="P93">means change extends master layout <text:s/>as well as <text:span text:style-name="T13">sections as well as blanck page theme</text:span></text:p>
      <text:p text:style-name="P36"/>
      <text:p text:style-name="P36"/>
      <text:p text:style-name="P59">make controller</text:p>
      <text:p text:style-name="P58">php artisan make:controller CRUDController –resource</text:p>
      <text:p text:style-name="P58"/>
      <text:p text:style-name="P60">make migration &amp; model</text:p>
      <text:p text:style-name="P89"><text:tab/></text:p>
      <text:p text:style-name="P162">php artisan make:model Worksheets -m</text:p>
      <text:p text:style-name="P89"/>
      <text:p text:style-name="P25">make migration only</text:p>
      <text:p text:style-name="P192"/>
      <text:p text:style-name="P192">php artisan make:migration add_votes_to_users_table --table=users</text:p>
      <text:p text:style-name="P192"/>
      <text:p text:style-name="P192">php artisan make:migration create_users_table –create=users</text:p>
      <text:p text:style-name="P192"/>
      <text:p text:style-name="P61">route list<text:tab/></text:p>
      <text:p text:style-name="P90">$ php artisan route:list</text:p>
      <text:p text:style-name="P90"/>
      <text:p text:style-name="P62">route resource</text:p>
      <text:p text:style-name="P62"/>
      <text:p text:style-name="P52">Remember</text:p>
      <text:p text:style-name="P52"/>
      <text:p text:style-name="P63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53"><text:s text:c="7"/>/<text:span text:style-name="T42">home <text:s text:c="3"/>-&gt;admin/home <text:s text:c="2"/>middelware sathe dashboard per redirect karvu</text:span></text:p>
      <text:p text:style-name="P62"/>
      <text:p text:style-name="P62"/>
      <text:p text:style-name="P62"/>
      <text:p text:style-name="P62"><text:soft-page-break/></text:p>
      <text:p text:style-name="P65">clear cache</text:p>
      <text:p text:style-name="P95">by terminal</text:p>
      <text:p text:style-name="P38"><text:tab/>php artisan config:cache</text:p>
      <text:p text:style-name="P39"><text:tab/><text:tab/><text:tab/><text:tab/><text:tab/></text:p>
      <text:p text:style-name="P40"><text:s text:c="10"/><text:span text:style-name="T34">php artisan cache:clear</text:span></text:p>
      <text:p text:style-name="P95">or remove manually from folder </text:p>
      <text:p text:style-name="P95"><text:s text:c="7"/><text:span text:style-name="T9">boostape -&gt;catch-&gt;3 file remove</text:span></text:p>
      <text:p text:style-name="P95"/>
      <text:p text:style-name="P95"/>
      <text:p text:style-name="P98">php artisan migrate</text:p>
      <text:p text:style-name="P97"><text:span text:style-name="T8">php artisan </text:span><text:span text:style-name="T10">make seeder <text:s/></text:span><text:span text:style-name="T12">&amp; in run method do coing for data enter &amp; then </text:span></text:p>
      <text:p text:style-name="P96"><text:span text:style-name="T8">php artisan </text:span><text:a xlink:type="simple" xlink:href="db:seed"><text:span text:style-name="T8">db:seed</text:span></text:a></text:p>
      <text:p text:style-name="P96"/>
      <text:p text:style-name="P118">php artisan migrate:refresh –seed</text:p>
      <text:p text:style-name="P99"/>
      <text:p text:style-name="P119">db add or remove coloumn ?</text:p>
      <text:p text:style-name="P100"><text:tab/><text:tab/></text:p>
      <text:p text:style-name="P102">g<text:span text:style-name="T33">et Auth user Data</text:span></text:p>
      <text:p text:style-name="P102"/>
      <text:p text:style-name="P120">Auth::user()-&gt;role_id ==1</text:p>
      <text:p text:style-name="P103">or <text:s/>\Auth::user()-&gt;role_id;</text:p>
      <text:p text:style-name="P103"/>
      <text:p text:style-name="P103"/>
      <text:p text:style-name="P115">Request</text:p>
      <text:p text:style-name="P105"/>
      <text:p text:style-name="P122">$request-&gt;except('type','image1_cropped_value','image2_cropped_value');</text:p>
      <text:p text:style-name="P105"/>
      <text:p text:style-name="P122"><text:s text:c="2"/>$requestData = $request-&gt;all();</text:p>
      <text:p text:style-name="P103"/>
      <text:p text:style-name="P123">Form Request Validation</text:p>
      <text:p text:style-name="P101"/>
      <text:p text:style-name="P101"><text:span text:style-name="T11">1. </text:span><text:span text:style-name="T8">create request in app-&gt;http-&gt;request by <text:s/>php artisan make:request RoleRequest</text:span></text:p>
      <text:p text:style-name="P39"><text:s text:c="11"/></text:p>
      <text:p text:style-name="P41">2. <text:s text:c="2"/>make true</text:p>
      <text:p text:style-name="P41"><text:s text:c="5"/>public function authorize() </text:p>
      <text:p text:style-name="P41"><text:s text:c="6"/>{ </text:p>
      <text:p text:style-name="P41"><text:s text:c="9"/>return true; </text:p>
      <text:p text:style-name="P41"><text:s text:c="6"/>}</text:p>
      <text:p text:style-name="P42">3. <text:span text:style-name="T14"><text:s/>public function rules() </text:span></text:p>
      <text:p text:style-name="P43"><text:s text:c="4"/>{ </text:p>
      <text:p text:style-name="P43"><text:s text:c="8"/>return [ </text:p>
      <text:p text:style-name="P43"><text:s text:c="12"/>'role_name' =&gt; 'required' ,</text:p>
      <text:p text:style-name="P43"><text:s text:c="12"/>'price'=&gt; 'required|numeric|max:10',</text:p>
      <text:p text:style-name="P43"><text:s text:c="12"/>'image'=&gt; 'required'</text:p>
      <text:p text:style-name="P44"><text:s text:c="11"/><text:span text:style-name="T17">'site_logo' =&gt; 'file|image|mimes:jpeg,jpg,png',</text:span></text:p>
      <text:p text:style-name="P43"><text:s text:c="8"/>]; </text:p>
      <text:p text:style-name="P43"><text:s text:c="4"/>}</text:p>
      <text:p text:style-name="P45">4. in store method</text:p>
      <text:p text:style-name="P46"><text:s text:c="4"/><text:span text:style-name="T15">use App\Http\Requests\RoleRequest; <text:s text:c="2"/>// declre above</text:span></text:p>
      <text:p text:style-name="P47"><text:s/>public function store(RoleRequest $request) <text:s/>// use in store method</text:p>
      <text:p text:style-name="P47"/>
      <text:p text:style-name="P51"><text:soft-page-break/>&amp; in view file use validation message display by ref of below link</text:p>
      <text:p text:style-name="P51"/>
      <text:p text:style-name="P51"><text:a xlink:type="simple" xlink:href="https://hdtuto.com/article/php-laravel-56-simple-validation-example-with-error-message">https://hdtuto.com/article/php-laravel-56-simple-validation-example-with-error-message</text:a></text:p>
      <text:p text:style-name="P51"/>
      <text:p text:style-name="P265"><text:a xlink:type="simple" xlink:href="https://itsolutionstuff.com/post/laravel-56-crud-application-for-starterexample.html">https://itsolutionstuff.com/post/laravel-56-crud-application-for-starterexample.html</text:a></text:p>
      <text:p text:style-name="P266"/>
      <text:p text:style-name="P47"/>
      <text:p text:style-name="P66">use flash message </text:p>
      <text:p text:style-name="P48"/>
      <text:p text:style-name="P48"><text:a xlink:type="simple" xlink:href="https://itsolutionstuff.com/post/laravel-5-implement-flash-messages-with-exampleexample.html">https://itsolutionstuff.com/post/laravel-5-implement-flash-messages-with-exampleexample.html</text:a></text:p>
      <text:p text:style-name="P48"/>
      <text:p text:style-name="P49">flash by flash package</text:p>
      <text:p text:style-name="P49"><text:s text:c="8"/><text:span text:style-name="T16">https://github.com/laracasts/flash</text:span></text:p>
      <text:p text:style-name="P91"><text:tab/><text:tab/></text:p>
      <text:p text:style-name="P91"/>
      <text:p text:style-name="P80">include js</text:p>
      <text:p text:style-name="P80"/>
      <text:p text:style-name="P164">&lt;script type="text/javascript" src="{{ asset('<text:span text:style-name="T6">public/js/</text:span>datepicker/jquery-ui.js') }}"&gt;&lt;/script&gt;</text:p>
      <text:p text:style-name="P164"/>
      <text:p text:style-name="P20">include css</text:p>
      <text:p text:style-name="P164">&lt;link href="{{asset('<text:span text:style-name="T6">public/css/</text:span>font-awesome.css')}}" rel="stylesheet" type="text/css" media="all"/&gt;</text:p>
      <text:p text:style-name="P91"/>
      <text:p text:style-name="P21">get post data</text:p>
      <text:p text:style-name="P185"/>
      <text:p text:style-name="P185">$reg_date = $request-&gt;input('registration_date');</text:p>
      <text:p text:style-name="P91"/>
      <text:p text:style-name="P23">get Get data</text:p>
      <text:p text:style-name="P190">1. <text:s/>$input = $request-&gt;all(); <text:s/>&amp; $request pass in argu</text:p>
      <text:p text:style-name="P190">2. <text:s/>url?term=abc</text:p>
      <text:p text:style-name="P190"><text:s text:c="5"/>$request-&gt;query('term');</text:p>
      <text:p text:style-name="P67">link</text:p>
      <text:p text:style-name="P116"/>
      <text:p text:style-name="P116">&lt;a href="{{url('admin/roles')}}"&gt;</text:p>
      <text:p text:style-name="P116"/>
      <text:p text:style-name="P116">in route resoue this is mention so manage it by self.</text:p>
      <text:p text:style-name="P116"/>
      <text:p text:style-name="P80">Image</text:p>
      <text:p text:style-name="P163"/>
      <text:p text:style-name="P163">&lt;img src="{{asset('public/user/profile/'.Auth::user()-&gt;profile_pic)}}" alt="" width="50px" height="50px"&gt; </text:p>
      <text:p text:style-name="P116"/>
      <text:p text:style-name="P68">Make schema</text:p>
      <text:p text:style-name="P117"/>
      <text:p text:style-name="P117"><text:a xlink:type="simple" xlink:href="https://laravel.com/docs/5.6/migrations#creating-tables">https://laravel.com/docs/5.6/migrations#creating-tables</text:a></text:p>
      <text:p text:style-name="P117"/>
      <text:p text:style-name="P75">model Relation ship <text:s/><text:span text:style-name="T36">&amp; dummy data insert</text:span></text:p>
      <text:p text:style-name="P171"><text:a xlink:type="simple" xlink:href="https://appdividend.com/2017/10/11/laravel-eloquent-relationships/">https://appdividend.com/2017/10/11/laravel-eloquent-relationships/</text:a></text:p>
      <text:p text:style-name="P171"/>
      <text:p text:style-name="P172">return $this-&gt;hasMany(TeamMembers::class);</text:p>
      <text:p text:style-name="P172">return $this-&gt;belongsTo(Teams::class);</text:p>
      <text:p text:style-name="P117"/>
      <text:p text:style-name="P117"><text:soft-page-break/></text:p>
      <text:p text:style-name="P173">if foringkey name is different then </text:p>
      <text:p text:style-name="P173"><text:s/>return $this-&gt;hasMany(User::class,'role_id','id'); <text:s text:c="4"/><text:span text:style-name="T37">X</text:span> </text:p>
      <text:p text:style-name="P173"/>
      <text:p text:style-name="P174">for dummy data</text:p>
      <text:p text:style-name="P174">Ref:</text:p>
      <text:p text:style-name="P174"/>
      <text:p text:style-name="P111">2 rite</text:p>
      <text:p text:style-name="P175">1. databaseseder ma direct lakhine</text:p>
      <text:p text:style-name="P176"><text:s text:c="3"/><text:span text:style-name="T6"><text:s/></text:span><text:span text:style-name="T7">Ref: https://appdividend.com/2017/10/11/laravel-eloquent-relationships/</text:span></text:p>
      <text:p text:style-name="P175"/>
      <text:p text:style-name="P175">2. facotory thi</text:p>
      <text:p text:style-name="P175"><text:s text:c="3"/>facotry command 'php artisan make:factory TeamMembersFactory' <text:s/>thi fatorty banavani</text:p>
      <text:p text:style-name="P175">model &amp; return ma lakhvu </text:p>
      <text:p text:style-name="P175"><text:s/>then</text:p>
      <text:p text:style-name="P175"><text:s text:c="2"/>php artisan make:seeder TeamsMembersTableSeeder</text:p>
      <text:p text:style-name="P175"><text:s text:c="4"/>seeder banavu <text:s/>ane run mehtod ma </text:p>
      <text:p text:style-name="P175"><text:s text:c="2"/>factory('App\Teams',5)-&gt;create(); <text:s text:c="3"/>ana thi facoty call karavi</text:p>
      <text:p text:style-name="P175"/>
      <text:p text:style-name="P175"><text:s text:c="2"/>database seeder na run ma </text:p>
      <text:p text:style-name="P175"><text:s text:c="3"/>$this-&gt;call(TeamsTableSeeder::class); <text:s/>aana thi seeder call karavu</text:p>
      <text:p text:style-name="P175">ane </text:p>
      <text:p text:style-name="P175"><text:s/>php artisan <text:a xlink:type="simple" xlink:href="db:seed">db:seed</text:a> <text:s/>karine check databse</text:p>
      <text:p text:style-name="P174"/>
      <text:p text:style-name="P112"><text:span text:style-name="T38">Ref: </text:span>https://tutsforweb.com/learn-to-use-model-factories-in-laravel/</text:p>
      <text:p text:style-name="P173"/>
      <text:p text:style-name="P26">Pasword</text:p>
      <text:p text:style-name="P26"/>
      <text:p text:style-name="P197">&lt;?php</text:p>
      <text:p text:style-name="P197"/>
      <text:p text:style-name="P197">$string = 'Hello world.';</text:p>
      <text:p text:style-name="P197">$hash = Hash::make($string);</text:p>
      <text:p text:style-name="P197"/>
      <text:p text:style-name="P197">if (Hash::check($string, $hash)) {</text:p>
      <text:p text:style-name="P197"><text:s text:c="4"/>// The passwords match...</text:p>
      <text:p text:style-name="P197">}</text:p>
      <text:p text:style-name="P197"/>
      <text:p text:style-name="P30">login check</text:p>
      <text:p text:style-name="P30"/>
      <text:p text:style-name="P219">Use Hash;</text:p>
      <text:p text:style-name="P219"/>
      <text:p text:style-name="P219">$user = User::where('email', '=', 'email@address.com')-&gt;first();</text:p>
      <text:p text:style-name="P219">Then, you'll need to CHECK the hashed password, like so:</text:p>
      <text:p text:style-name="P219"/>
      <text:p text:style-name="P219">Hash::check('INPUT PASSWORD', $user-&gt;password);</text:p>
      <text:p text:style-name="P197"/>
      <text:p text:style-name="P27">title</text:p>
      <text:p text:style-name="P198"><text:s/>&lt;title&gt;@yield('title') | {{$setting['site_name']}}&lt;/title&gt; <text:s/>in blade.php</text:p>
      <text:p text:style-name="P198">@section('title','CMS Pages') <text:s text:c="8"/>in page</text:p>
      <text:p text:style-name="P173"/>
      <text:p text:style-name="P10">cheetsheet</text:p>
      <text:p text:style-name="P126"><text:a xlink:type="simple" xlink:href="https://learninglaravel.net/cheatsheet/">https://learninglaravel.net/cheatsheet/</text:a></text:p>
      <text:p text:style-name="P177"><text:soft-page-break/>https://laravel.gen.tr/cheatsheet/</text:p>
      <text:p text:style-name="P126"/>
      <text:p text:style-name="P126"/>
      <text:p text:style-name="P126"/>
      <text:p text:style-name="P11"><text:span text:style-name="T31">Eloquient </text:span>Query</text:p>
      <text:p text:style-name="P127"><text:a xlink:type="simple" xlink:href="https://laravel.com/docs/5.6/queries">https://laravel.com/docs/5.6/queries</text:a></text:p>
      <text:p text:style-name="P127"/>
      <text:p text:style-name="P134">or use repository</text:p>
      <text:p text:style-name="P127"/>
      <text:p text:style-name="P127"/>
      <text:p text:style-name="P12">Constant</text:p>
      <text:p text:style-name="P128"/>
      <text:p text:style-name="P128"><text:s/>accepted</text:p>
      <text:p text:style-name="P128"/>
      <text:p text:style-name="P128">For most constants used globally across the application, storing them in config files is sufficient. It is also pretty simple</text:p>
      <text:p text:style-name="P128"/>
      <text:p text:style-name="P128">Create a new file in the config directory. Let's call it constants.php</text:p>
      <text:p text:style-name="P128"/>
      <text:p text:style-name="P128">In there you have to return an array of config values.</text:p>
      <text:p text:style-name="P184">&lt;?php </text:p>
      <text:p text:style-name="P128">return [</text:p>
      <text:p text:style-name="P128"><text:s text:c="4"/>'options' =&gt; [</text:p>
      <text:p text:style-name="P128"><text:s text:c="8"/>'option_attachment' =&gt; '13',</text:p>
      <text:p text:style-name="P128"><text:s text:c="8"/>'option_email' =&gt; '14',</text:p>
      <text:p text:style-name="P128"><text:s text:c="8"/>'option_monetery' =&gt; '15',</text:p>
      <text:p text:style-name="P128"><text:s text:c="8"/>'option_ratings' =&gt; '16',</text:p>
      <text:p text:style-name="P128"><text:s text:c="8"/>'option_textarea' =&gt; '17',</text:p>
      <text:p text:style-name="P128"><text:s text:c="4"/>]</text:p>
      <text:p text:style-name="P128">];</text:p>
      <text:p text:style-name="P128"/>
      <text:p text:style-name="P128">And you can access them as follows</text:p>
      <text:p text:style-name="P128"/>
      <text:p text:style-name="P128">Config::get('constants.options');</text:p>
      <text:p text:style-name="P128">// or if you want a specific one</text:p>
      <text:p text:style-name="P128">Config::get('constants.options.option_attachment'); </text:p>
      <text:p text:style-name="P183">or </text:p>
      <text:p text:style-name="P183">config('messages.api.success');</text:p>
      <text:p text:style-name="P133"><text:span text:style-name="T22">Note </text:span>: <text:span text:style-name="T20">const use in view same as cntrl </text:span>for define const. Use in view</text:p>
      <text:p text:style-name="P133"><text:s text:c="8"/><text:span text:style-name="T29">and aavi j rite msg mateni file banavi ne gobal msg mate use kari sakay che</text:span></text:p>
      <text:p text:style-name="P128"/>
      <text:p text:style-name="P13">Appserviceprovider</text:p>
      <text:p text:style-name="P129"/>
      <text:p text:style-name="P129">first load this <text:span text:style-name="T19">boot method</text:span></text:p>
      <text:p text:style-name="P129"/>
      <text:p text:style-name="P13">load model</text:p>
      <text:p text:style-name="P129"/>
      <text:p text:style-name="P129">use App\Models\Setting;</text:p>
      <text:p text:style-name="P129"/>
      <text:p text:style-name="P129">then use query or <text:s/><text:span text:style-name="T18">pluck</text:span></text:p>
      <text:p text:style-name="P129"/>
      <text:p text:style-name="P14">Repositiry make</text:p>
      <text:p text:style-name="P14"><text:soft-page-break/></text:p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0"/>
      <text:p text:style-name="P50">protected $table = 'roles'; // if db tbl name is different then declare</text:p>
      <text:p text:style-name="P50">protected $primaryKey = 'id'; //if PK name is different then declre here</text:p>
      <text:p text:style-name="P50"/>
      <text:p text:style-name="P50">protected $fillable = ['role_name']; //</text:p>
      <text:p text:style-name="P50">or</text:p>
      <text:p text:style-name="P50">protected $ <text:span text:style-name="T24">guarded</text:span> = ['role_name']; </text:p>
      <text:p text:style-name="P50"/>
      <text:p text:style-name="P131">$guarded-<text:span text:style-name="T21">blacklist</text:span></text:p>
      <text:p text:style-name="P131"><text:s text:c="16"/><text:span text:style-name="T23">means je field lakhu te not filleble</text:span></text:p>
      <text:p text:style-name="P131"/>
      <text:p text:style-name="P131">fillable-<text:span text:style-name="T21">whtelist <text:s/></text:span></text:p>
      <text:p text:style-name="P131"><text:s text:c="8"/></text:p>
      <text:p text:style-name="P131"><text:s text:c="12"/><text:span text:style-name="T23">means je field lakhu te fileble</text:span></text:p>
      <text:p text:style-name="P131"/>
      <text:p text:style-name="P132"/>
      <text:p text:style-name="P69">Redirect</text:p>
      <text:p text:style-name="P135"/>
      <text:p text:style-name="P135"><text:s text:c="2"/><text:span text:style-name="T28">1. redirect view</text:span></text:p>
      <text:p text:style-name="P136"><text:s text:c="2"/><text:span text:style-name="T25">like <text:s text:c="2"/>return view('admin.setting.edit', compact('setting'));</text:span></text:p>
      <text:p text:style-name="P135"/>
      <text:p text:style-name="P137"><text:span text:style-name="T28">2. </text:span>redirect route('aliasename');</text:p>
      <text:p text:style-name="P137"/>
      <text:p text:style-name="P137">redirect('url') ; <text:s text:c="2"/>//for reso<text:span text:style-name="T26">u</text:span>rces</text:p>
      <text:p text:style-name="P137"/>
      <text:p text:style-name="P139">keep in mind</text:p>
      <text:p text:style-name="P139"><text:s text:c="7"/></text:p>
      <text:p text:style-name="P139"/>
      <text:p text:style-name="P139"/>
      <text:p text:style-name="P139"/>
      <text:p text:style-name="P139"/>
      <text:p text:style-name="P143"><text:s text:c="2"/><text:span text:style-name="T27">RESTful Resource controller</text:span></text:p>
      <text:p text:style-name="P140"/>
      <text:p text:style-name="P140">A RESTful resource controller sets up some default routes for you and even names them.</text:p>
      <text:p text:style-name="P140"/>
      <text:p text:style-name="P140">Route::resource('users', 'UsersController');</text:p>
      <text:p text:style-name="P140"/>
      <text:p text:style-name="P140">Gives you these named routes:</text:p>
      <text:p text:style-name="P140"/>
      <text:p text:style-name="P140">Verb <text:s text:c="3"/>Path <text:s text:c="23"/>Action <text:s/>Route Name</text:p>
      <text:p text:style-name="P140">GET <text:s text:c="4"/>/users <text:s text:c="21"/>index <text:s text:c="2"/>users.index</text:p>
      <text:p text:style-name="P140">GET <text:s text:c="4"/>/users/create <text:s text:c="14"/>create <text:s/>users.create</text:p>
      <text:p text:style-name="P140">POST <text:s text:c="3"/>/users <text:s text:c="21"/>store <text:s text:c="2"/>users.store</text:p>
      <text:p text:style-name="P140">GET <text:s text:c="4"/>/users/{user} <text:s text:c="14"/>show <text:s text:c="3"/>users.show</text:p>
      <text:p text:style-name="P140">GET <text:s text:c="4"/>/users/{user}/edit <text:s text:c="9"/>edit <text:s text:c="3"/>users.edit</text:p>
      <text:p text:style-name="P141"><text:soft-page-break/>DELETE <text:s/>/users/{user} <text:s text:c="14"/>destroy users.destroy</text:p>
      <text:p text:style-name="P147">in form 's action</text:p>
      <text:p text:style-name="P147"><text:span text:style-name="T46">{</text:span>{ url('/admin/users' . '/' . $item-&gt;id) }}</text:p>
      <text:p text:style-name="P147"/>
      <text:p text:style-name="P147">&amp; then </text:p>
      <text:p text:style-name="P147"><text:s/>{{ method_field('DELETE') }}</text:p>
      <text:p text:style-name="P142"><text:s/><text:span text:style-name="T30">{{ csrf_field() }}</text:span></text:p>
      <text:p text:style-name="P142"/>
      <text:p text:style-name="P140">PUT <text:s text:c="4"/>/users/{user} <text:s text:c="14"/>update <text:s/>users.update</text:p>
      <text:p text:style-name="P146">&lt;form action="{{url('tasks', [$task-&gt;id])}}" method="POST"&gt;</text:p>
      <text:p text:style-name="P146">&lt;input type="hidden" name="_method" value="PUT"&gt;</text:p>
      <text:p text:style-name="P146"/>
      <text:p text:style-name="P140"/>
      <text:p text:style-name="P140"/>
      <text:p text:style-name="P140">And you would set up your controller something like this (actions = methods)</text:p>
      <text:p text:style-name="P140"/>
      <text:p text:style-name="P140">class UsersController extends BaseController {</text:p>
      <text:p text:style-name="P140"/>
      <text:p text:style-name="P140"><text:s text:c="4"/>public function index() {}</text:p>
      <text:p text:style-name="P140"/>
      <text:p text:style-name="P140"><text:s text:c="4"/>public function show($id) {}</text:p>
      <text:p text:style-name="P140"/>
      <text:p text:style-name="P140"><text:s text:c="4"/>public function store() {}</text:p>
      <text:p text:style-name="P140"><text:tab/></text:p>
      <text:p text:style-name="P140">}</text:p>
      <text:p text:style-name="P140"/>
      <text:p text:style-name="P140">You can also choose what actions are included or excluded like this:</text:p>
      <text:p text:style-name="P140"/>
      <text:p text:style-name="P140">Route::resource('users', 'UsersController', [</text:p>
      <text:p text:style-name="P140"><text:s text:c="4"/>'only' =&gt; ['index', 'show']</text:p>
      <text:p text:style-name="P140">]);</text:p>
      <text:p text:style-name="P140"/>
      <text:p text:style-name="P140">Route::resource('monkeys', 'MonkeysController', [</text:p>
      <text:p text:style-name="P140"><text:s text:c="4"/>'except' =&gt; ['edit', 'create']</text:p>
      <text:p text:style-name="P140">]);</text:p>
      <text:p text:style-name="P138"><text:s text:c="13"/></text:p>
      <text:p text:style-name="P71"/>
      <text:p text:style-name="P70"/>
      <text:p text:style-name="P81">File Upload</text:p>
      <text:p text:style-name="P81"/>
      <text:p text:style-name="P55">public function store(Request $request) </text:p>
      <text:p text:style-name="P55"><text:s text:c="4"/>{ </text:p>
      <text:p text:style-name="P55"><text:s text:c="8"/></text:p>
      <text:p text:style-name="P55"><text:s text:c="8"/>$requestData = $request-&gt;all(); </text:p>
      <text:p text:style-name="P55"/>
      <text:p text:style-name="P55"><text:s text:c="8"/>echo "&lt;pre&gt;"; print_r($_FILES); exit(); </text:p>
      <text:p text:style-name="P55"><text:s text:c="8"/>if ($request-&gt;file('image')) { </text:p>
      <text:p text:style-name="P55"><text:s text:c="11"/>$destinationPath = public_path() . '/categories/'; </text:p>
      <text:p text:style-name="P55"><text:s text:c="11"/>$file = $request-&gt;file('image'); </text:p>
      <text:p text:style-name="P55"><text:s text:c="11"/>$extension = $request-&gt;file('image')-&gt;getClientOriginalExtension(); </text:p>
      <text:p text:style-name="P55"><text:s text:c="11"/>$fileName = rand(11111, 99999) . strtotime(date('Y-m-d H:i:s')) .'.'. $extension; </text:p>
      <text:p text:style-name="P55"><text:s text:c="11"/>$request-&gt;file('image')-&gt;move($destinationPath, $fileName); </text:p>
      <text:p text:style-name="P55"><text:soft-page-break/><text:s text:c="11"/>$requestData['image'] = $fileName; </text:p>
      <text:p text:style-name="P55"><text:s text:c="8"/>} </text:p>
      <text:p text:style-name="P55"/>
      <text:p text:style-name="P55"><text:s text:c="8"/>Category::create($requestData); </text:p>
      <text:p text:style-name="P55"/>
      <text:p text:style-name="P55"><text:s text:c="8"/>flash('Category added!'); </text:p>
      <text:p text:style-name="P55"/>
      <text:p text:style-name="P55"><text:s text:c="8"/>return redirect('admin/categories'); </text:p>
      <text:p text:style-name="P55"><text:s text:c="4"/>}</text:p>
      <text:p text:style-name="P70"/>
      <text:p text:style-name="P70"/>
      <text:p text:style-name="P70"/>
      <text:p text:style-name="P72">API</text:p>
      <text:p text:style-name="P72"/>
      <text:p text:style-name="P54">passport</text:p>
      <text:p text:style-name="P144">https://itsolutionstuff.com/post/php-laravel-56-rest-api-with-passport-tutorialexample.html</text:p>
      <text:p text:style-name="P130"/>
      <text:p text:style-name="P160">simple</text:p>
      <text:p text:style-name="P160"><text:s text:c="2"/><text:a xlink:type="simple" xlink:href="http://ahex.co/how-to-build-restful-api-using-lavavel-5-6/">http://ahex.co/how-to-build-restful-api-using-lavavel-5-6/</text:a></text:p>
      <text:p text:style-name="P160"/>
      <text:p text:style-name="P160">JWT</text:p>
      <text:p text:style-name="P160"/>
      <text:p text:style-name="P165"><text:s/><text:a xlink:type="simple" xlink:href="https://appdividend.com/2018/02/24/laravel-jwt-authentication-tutorial/">https://appdividend.com/2018/02/24/laravel-jwt-authentication-tutorial/</text:a></text:p>
      <text:p text:style-name="P165"/>
      <text:p text:style-name="P161"><text:s/><text:a xlink:type="simple" xlink:href="https://arjunphp.com/laravel-5-6-rest-api-jwt-authentication/">https://arjunphp.com/laravel-5-6-rest-api-jwt-authentication/</text:a></text:p>
      <text:p text:style-name="P161"/>
      <text:p text:style-name="P161"/>
      <text:p text:style-name="P247">S3 bucket file upload</text:p>
      <text:p text:style-name="P199"/>
      <text:p text:style-name="P199">https://appdividend.com/2018/05/22/laravel-cloud-file-upload-tutorial-with-example/</text:p>
      <text:p text:style-name="P130"/>
      <text:p text:style-name="P73">print last query</text:p>
      <text:p text:style-name="P145"/>
      <text:p text:style-name="P145">https://itsolutionstuff.com/post/how-to-get-last-executed-query-in-larave-5example.html</text:p>
      <text:p text:style-name="P130"/>
      <text:p text:style-name="P130"/>
      <text:p text:style-name="P74">send email</text:p>
      <text:p text:style-name="P151"/>
      <text:p text:style-name="P151"><text:a xlink:type="simple" xlink:href="https://appdividend.com/2018/03/05/send-email-in-laravel-tutorial/">https://appdividend.com/2018/03/05/send-email-in-laravel-tutorial/</text:a></text:p>
      <text:p text:style-name="P151"/>
      <text:p text:style-name="P151"/>
      <text:p text:style-name="P151"/>
      <text:p text:style-name="P22">Ajax</text:p>
      <text:p text:style-name="P186"><text:s/><text:span text:style-name="T44">1. </text:span><text:s/>by get method</text:p>
      <text:p text:style-name="P186"><text:s text:c="4"/>&lt;script&gt; </text:p>
      <text:p text:style-name="P186"><text:s text:c="4"/>$('#show_more').click(function(){ </text:p>
      <text:p text:style-name="P186"><text:s text:c="7"/>var segment="&lt;?php echo Request::segment(2);?&gt;"; </text:p>
      <text:p text:style-name="P186"><text:s text:c="7"/>var c=$("#show_more").attr("display"); </text:p>
      <text:p text:style-name="P186"><text:s text:c="7"/>$.ajax({ </text:p>
      <text:p text:style-name="P186"><text:s text:c="10"/>url: "{{ url('/ajax/') }}/"+segment+'/'+c, </text:p>
      <text:p text:style-name="P186"><text:s text:c="10"/>method: 'get', </text:p>
      <text:p text:style-name="P186"><text:s text:c="10"/>success: function(result){ </text:p>
      <text:p text:style-name="P186"><text:soft-page-break/><text:s text:c="10"/><text:tab/> $("#products").html(result); </text:p>
      <text:p text:style-name="P186"><text:s text:c="10"/>}}); </text:p>
      <text:p text:style-name="P186"><text:s text:c="7"/>}); </text:p>
      <text:p text:style-name="P186">&lt;/script&gt;</text:p>
      <text:p text:style-name="P186"/>
      <text:p text:style-name="P187">return html</text:p>
      <text:p text:style-name="P187"/>
      <text:p text:style-name="P188">use View</text:p>
      <text:p text:style-name="P188">return View::make('front.show_more_listing', compact('businesses','categories','display'));</text:p>
      <text:p text:style-name="P130"/>
      <text:p text:style-name="P189">2. by post</text:p>
      <text:p text:style-name="P189"/>
      <text:p text:style-name="P189"><text:s text:c="2"/>&lt;script&gt;</text:p>
      <text:p text:style-name="P189"><text:s text:c="9"/><text:span text:style-name="T45">$</text:span>(document).ready(function(){</text:p>
      <text:p text:style-name="P189"><text:s text:c="12"/><text:span text:style-name="T45">$</text:span>('#ajaxSubmit').click(function(e){</text:p>
      <text:p text:style-name="P189"><text:s text:c="15"/>e.preventDefault();</text:p>
      <text:p text:style-name="P189"><text:s text:c="15"/>$.ajaxSetup({</text:p>
      <text:p text:style-name="P189"><text:s text:c="18"/>headers: {</text:p>
      <text:p text:style-name="P189"><text:s text:c="22"/>'X-CSRF-TOKEN': $('meta[name="_token"]').attr('content')</text:p>
      <text:p text:style-name="P189"><text:s text:c="18"/>}</text:p>
      <text:p text:style-name="P189"><text:s text:c="14"/>});</text:p>
      <text:p text:style-name="P189"><text:s text:c="15"/><text:span text:style-name="T45">$</text:span>.ajax({</text:p>
      <text:p text:style-name="P189"><text:s text:c="18"/>url: "{{ url('/grocery/post') }}",</text:p>
      <text:p text:style-name="P189"><text:s text:c="18"/>method: 'post',</text:p>
      <text:p text:style-name="P189"><text:s text:c="18"/>data: {</text:p>
      <text:p text:style-name="P189"><text:s text:c="21"/>name: <text:span text:style-name="T45">$</text:span>('#name').val(),</text:p>
      <text:p text:style-name="P189"><text:s text:c="21"/>type: <text:span text:style-name="T45">$</text:span>('#type').val(),</text:p>
      <text:p text:style-name="P189"><text:s text:c="21"/>price: <text:span text:style-name="T45">$</text:span>('#price').val()</text:p>
      <text:p text:style-name="P189"><text:s text:c="18"/>},</text:p>
      <text:p text:style-name="P189"><text:s text:c="18"/>success: function(result){</text:p>
      <text:p text:style-name="P189"><text:s text:c="21"/><text:span text:style-name="T45">$</text:span>('.alert').show();</text:p>
      <text:p text:style-name="P189"><text:s text:c="21"/><text:span text:style-name="T45">$</text:span>('.alert').html(result.success);</text:p>
      <text:p text:style-name="P189"><text:s text:c="18"/>}});</text:p>
      <text:p text:style-name="P189"><text:s text:c="15"/>});</text:p>
      <text:p text:style-name="P189"><text:s text:c="12"/>});</text:p>
      <text:p text:style-name="P189"><text:s text:c="6"/>&lt;/script&gt;</text:p>
      <text:p text:style-name="P189"/>
      <text:p text:style-name="P189"/>
      <text:p text:style-name="P215">category &amp; sub category drop dwon by ajax</text:p>
      <text:p text:style-name="P215"/>
      <text:p text:style-name="P215">&lt;script&gt; </text:p>
      <text:p text:style-name="P215"><text:s text:c="4"/></text:p>
      <text:p text:style-name="P215"><text:s text:c="4"/>$(document).ready(function(){ </text:p>
      <text:p text:style-name="P215"><text:s text:c="7"/></text:p>
      <text:p text:style-name="P215"/>
      <text:p text:style-name="P215"><text:s text:c="7"/></text:p>
      <text:p text:style-name="P215"><text:s text:c="8"/>$(".catergory_class").change(function(){ </text:p>
      <text:p text:style-name="P215"><text:s text:c="14"/>var category_id=$(this).val(); </text:p>
      <text:p text:style-name="P215"><text:s text:c="16"/>$.ajax({ </text:p>
      <text:p text:style-name="P215"><text:s text:c="26"/>url: "{{ url('/getsubcategory/') }}/"+category_id, </text:p>
      <text:p text:style-name="P215"><text:s text:c="26"/>method: 'get', </text:p>
      <text:p text:style-name="P215"><text:s text:c="26"/>dataType:'json', </text:p>
      <text:p text:style-name="P215"><text:soft-page-break/><text:s text:c="26"/>success: function(result){ </text:p>
      <text:p text:style-name="P215"><text:s text:c="28"/>if(result!=''){ </text:p>
      <text:p text:style-name="P215"><text:s text:c="32"/>var option=''; </text:p>
      <text:p text:style-name="P215"><text:s text:c="32"/>$.each(result, function( key, value ) { </text:p>
      <text:p text:style-name="P215"><text:s text:c="37"/>option+="&lt;option value='"+value.id+"'&gt;"+value.title+"&lt;/option&gt;"; </text:p>
      <text:p text:style-name="P215"><text:s text:c="33"/>}); </text:p>
      <text:p text:style-name="P215"><text:s text:c="28"/>}else{ </text:p>
      <text:p text:style-name="P215"><text:s text:c="34"/>option+="&lt;option value=''&gt;No sub category&lt;/option&gt;"; </text:p>
      <text:p text:style-name="P215"><text:s text:c="28"/>} <text:s text:c="3"/></text:p>
      <text:p text:style-name="P215"><text:s text:c="33"/>$("#SubCategory_id").html(option); </text:p>
      <text:p text:style-name="P215"><text:s text:c="22"/>} </text:p>
      <text:p text:style-name="P215"><text:s text:c="18"/>}); </text:p>
      <text:p text:style-name="P215"><text:s text:c="8"/></text:p>
      <text:p text:style-name="P215"><text:s text:c="9"/>}); </text:p>
      <text:p text:style-name="P215"><text:s text:c="4"/>}); </text:p>
      <text:p text:style-name="P215">&lt;/script&gt;</text:p>
      <text:p text:style-name="P189"/>
      <text:p text:style-name="P189"/>
      <text:p text:style-name="P189"/>
      <text:p text:style-name="P189"/>
      <text:p text:style-name="P82">middelware</text:p>
      <text:p text:style-name="P203"/>
      <text:p text:style-name="P203"><text:a xlink:type="simple" xlink:href="https://www.cloudways.com/blog/controllers-middleware-laravel/">https://www.cloudways.com/blog/controllers-middleware-laravel/</text:a></text:p>
      <text:p text:style-name="P203"/>
      <text:p text:style-name="P203"><text:a xlink:type="simple" xlink:href="https://itsolutionstuff.com/post/how-to-create-and-use-middleware-in-laravel-5example.html">https://itsolutionstuff.com/post/how-to-create-and-use-middleware-in-laravel-5example.html</text:a></text:p>
      <text:p text:style-name="P203"/>
      <text:p text:style-name="P189"/>
      <text:p text:style-name="P84">Helper</text:p>
      <text:p text:style-name="P205"/>
      <text:p text:style-name="P205">Note : helper use in controller as well as in blade template </text:p>
      <text:p text:style-name="P205"/>
      <text:p text:style-name="P205">https://laravelcode.com/post/how-to-create-custom-helper-in-laravel-55</text:p>
      <text:p text:style-name="P189"/>
      <text:p text:style-name="P189"/>
      <text:p text:style-name="P130"/>
      <text:p text:style-name="P76">join</text:p>
      <text:p text:style-name="P130"/>
      <text:p text:style-name="P106"><text:span text:style-name="T32">By </text:span>2 method</text:p>
      <text:p text:style-name="P152"><text:span text:style-name="T6">1.</text:span> with</text:p>
      <text:p text:style-name="P152"><text:s text:c="5"/>need to give relation in model then use in repository</text:p>
      <text:p text:style-name="P152"><text:s text:c="6"/>return $this-&gt;model-&gt;with('users')-&gt;get()-&gt;toArray();</text:p>
      <text:p text:style-name="P152"><text:s text:c="2"/><text:span text:style-name="T35">mutilple table : <text:s text:c="2"/>with-&gt;([' tabel 1','table 2 '])</text:span></text:p>
      <text:p text:style-name="P152"><text:span text:style-name="T6">2. j</text:span>oin</text:p>
      <text:p text:style-name="P152"><text:s text:c="3"/>$this-&gt;model-&gt;join('users', function($join) </text:p>
      <text:p text:style-name="P152"><text:s/>{ </text:p>
      <text:p text:style-name="P152"><text:s text:c="3"/>$join-&gt;on('users.DTUser_id', '=', 'deals.EnteredByDTUser_ID'); </text:p>
      <text:p text:style-name="P152"/>
      <text:p text:style-name="P152"><text:s/>}) </text:p>
      <text:p text:style-name="P152"><text:s/>-&gt;select('*') </text:p>
      <text:p text:style-name="P152"><text:s/>-&gt;where('users.DTUser_id','!=',0) </text:p>
      <text:p text:style-name="P152"><text:s/>-&gt;get()-&gt;toArray();</text:p>
      <text:p text:style-name="P152"/>
      <text:p text:style-name="P152"><text:soft-page-break/>note: this-&gt;model is a equivalent to <text:s/>Role::</text:p>
      <text:p text:style-name="P130"/>
      <text:p text:style-name="P130"/>
      <text:p text:style-name="P130"/>
      <text:p text:style-name="P130"/>
      <text:p text:style-name="P29">Multiple delete</text:p>
      <text:p text:style-name="P216"/>
      <text:p text:style-name="P216">DB::table('users')-&gt;whereIn('id', $ids_to_delete)-&gt;delete(); </text:p>
      <text:p text:style-name="P130"/>
      <text:p text:style-name="P130"/>
      <text:p text:style-name="P130"/>
      <text:p text:style-name="P28">pluck </text:p>
      <text:p text:style-name="P201"/>
      <text:p text:style-name="P201">$categories = Category::where('parent_id','=',0)-&gt;pluck('title','id')-&gt;toArray();</text:p>
      <text:p text:style-name="P201"/>
      <text:p text:style-name="P202">output : -</text:p>
      <text:p text:style-name="P202">array('id'=&gt;'title');</text:p>
      <text:p text:style-name="P130"/>
      <text:p text:style-name="P130"/>
      <text:p text:style-name="P130"/>
      <text:p text:style-name="P110">list of query</text:p>
      <text:p text:style-name="P149"/>
      <text:p text:style-name="P149">1) get data with contions</text:p>
      <text:p text:style-name="P149">$results = User::where($matchThese)-&gt;get();</text:p>
      <text:p text:style-name="P149"/>
      <text:p text:style-name="P149">// with another group</text:p>
      <text:p text:style-name="P149">$results = User::where($matchThese)</text:p>
      <text:p text:style-name="P149"><text:s text:c="4"/>-&gt;orWhere($orThose)</text:p>
      <text:p text:style-name="P149"><text:s text:c="4"/>-&gt;get();</text:p>
      <text:p text:style-name="P130"/>
      <text:p text:style-name="P130"/>
      <text:p text:style-name="P153">$users = User::whereHas('companies', function($q) {</text:p>
      <text:p text:style-name="P153"><text:s text:c="4"/>$q-&gt;where('active', true);</text:p>
      <text:p text:style-name="P153">})-&gt;orWhereHas('persons', function($q) {</text:p>
      <text:p text:style-name="P153"><text:s text:c="4"/>$q-&gt;where('active', true);</text:p>
      <text:p text:style-name="P153">})-&gt;with(['companies', 'persons'])-&gt;orderBy('id', 'desc')-&gt;get();</text:p>
      <text:p text:style-name="P130"/>
      <text:p text:style-name="P130"/>
      <text:p text:style-name="P154">$articles = \App\Article::where('foo', 'bar')</text:p>
      <text:p text:style-name="P154"><text:s text:c="4"/>-&gt;where('color', 'blue')</text:p>
      <text:p text:style-name="P154"><text:s text:c="4"/>-&gt;orWhere('name', 'like', '%John%')</text:p>
      <text:p text:style-name="P154"><text:s text:c="4"/>-&gt;whereIn('id', [1, 2, 3, 4, 5])</text:p>
      <text:p text:style-name="P154"><text:s text:c="4"/>-&gt;get();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77">multiple where</text:p>
      <text:p text:style-name="P130"/>
      <text:p text:style-name="P107"><text:soft-page-break/>by array</text:p>
      <text:p text:style-name="P155">whereData = [</text:p>
      <text:p text:style-name="P155"><text:s text:c="4"/>['name', 'test'],</text:p>
      <text:p text:style-name="P155"><text:s text:c="4"/>['id', '&lt;&gt;', '5']</text:p>
      <text:p text:style-name="P155">];</text:p>
      <text:p text:style-name="P155"/>
      <text:p text:style-name="P155">$users = DB::table('users')-&gt;where($whereData)-&gt;get(); </text:p>
      <text:p text:style-name="P107">by associate arry</text:p>
      <text:p text:style-name="P130"/>
      <text:p text:style-name="P156">$clauses = ['year' =&gt; $year];</text:p>
      <text:p text:style-name="P156"/>
      <text:p text:style-name="P156"><text:s text:c="4"/>if(isset($subaccountcode)) {</text:p>
      <text:p text:style-name="P156"><text:s text:c="8"/>$clauses = array_merge($clauses,['subaccountcode' =&gt; $subaccountcode];</text:p>
      <text:p text:style-name="P156"><text:s text:c="4"/>}</text:p>
      <text:p text:style-name="P156"/>
      <text:p text:style-name="P156"><text:s text:c="4"/>return Self::orderBy('programcode')</text:p>
      <text:p text:style-name="P156"><text:s text:c="13"/>-&gt;orderBy('accountcode')</text:p>
      <text:p text:style-name="P156"><text:s text:c="13"/>-&gt;findWhere($clauses);</text:p>
      <text:p text:style-name="P156"/>
      <text:p text:style-name="P156"><text:tab/></text:p>
      <text:p text:style-name="P156"/>
      <text:p text:style-name="P78">year,month query</text:p>
      <text:p text:style-name="P157"/>
      <text:p text:style-name="P157"><text:s/>array_push($clauses,[\DB::raw('YEAR(deals.DateCreated)'),$year]);</text:p>
      <text:p text:style-name="P156"/>
      <text:p text:style-name="P109">Beetwen</text:p>
      <text:p text:style-name="P159"><text:s/>$myModel-&gt;whereBetween('created_at', [$date1, $date2]);</text:p>
      <text:p text:style-name="P156"/>
      <text:p text:style-name="P79">all Query</text:p>
      <text:p text:style-name="P158"/>
      <text:p text:style-name="P158"/>
      <text:p text:style-name="P158">Model::</text:p>
      <text:p text:style-name="P108">/*Select*/</text:p>
      <text:p text:style-name="P158">select('col1','col2')</text:p>
      <text:p text:style-name="P158">-&gt;select(array('col1','col2'))</text:p>
      <text:p text:style-name="P158">-&gt;select(DB::raw('businesses.*, COUNT(reviews.id) as no_of_ratings, <text:span text:style-name="T6">IFNULL</text:span>(sum(reviews.score),0) as rating'))</text:p>
      <text:p text:style-name="P158">-&gt;addSelect('col3','col4')</text:p>
      <text:p text:style-name="P158">-&gt;distinct() // distinct select</text:p>
      <text:p text:style-name="P108">/*From*/</text:p>
      <text:p text:style-name="P158">-&gt;from('table')</text:p>
      <text:p text:style-name="P158">-&gt;from(DB::raw('table, (select @n :=0) dummy'))</text:p>
      <text:p text:style-name="P158">-&gt;from(DB::raw("({$subQuery-&gt;toSql()}) T ")-&gt;mergeBindings($subQuery-&gt;getQuery())</text:p>
      <text:p text:style-name="P108">/*Query*/</text:p>
      <text:p text:style-name="P158">-&gt;where('column','value')</text:p>
      <text:p text:style-name="P158">-&gt;where('column','LIKE','%'.$value.'%')</text:p>
      <text:p text:style-name="P158">-&gt;where(function ($query) {</text:p>
      <text:p text:style-name="P158">$query-&gt;where('a', '=', 1)</text:p>
      <text:p text:style-name="P158">-&gt;orWhere('b', '=', 1);</text:p>
      <text:p text:style-name="P158">})</text:p>
      <text:p text:style-name="P158">-&gt;orWhere('column','!=', 'value')</text:p>
      <text:p text:style-name="P158">-&gt;whereRaw('age &gt; ? and votes = 100', array(25))</text:p>
      <text:p text:style-name="P158"><text:soft-page-break/>-&gt;whereRaw(DB::raw("id in (select city_id from addresses GROUP BY addresses.city_id)"))</text:p>
      <text:p text:style-name="P158">-&gt;whereExists(function($query)</text:p>
      <text:p text:style-name="P158">{</text:p>
      <text:p text:style-name="P158">$query-&gt;select(DB::raw(1))</text:p>
      <text:p text:style-name="P158">-&gt;from('business_language')</text:p>
      <text:p text:style-name="P158">-&gt;whereRaw('business_language.language_id = languages.id')</text:p>
      <text:p text:style-name="P158">-&gt;groupBy('business_language.language_id')</text:p>
      <text:p text:style-name="P158">-&gt;havingRaw("COUNT(*) &gt; 0");</text:p>
      <text:p text:style-name="P158">})</text:p>
      <text:p text:style-name="P158">-&gt;orWhereExists()</text:p>
      <text:p text:style-name="P158">-&gt;whereNotExists()</text:p>
      <text:p text:style-name="P158">-&gt;orWhereNotExists()</text:p>
      <text:p text:style-name="P158">-&gt;whereIn('column',[1,2,3])</text:p>
      <text:p text:style-name="P158">-&gt;orWhereIn()</text:p>
      <text:p text:style-name="P158">-&gt;whereNotIn('id', function($query){</text:p>
      <text:p text:style-name="P158">$query-&gt;select('city_id')</text:p>
      <text:p text:style-name="P158">-&gt;from('addresses')</text:p>
      <text:p text:style-name="P158">-&gt;groupBy('addresses.city_id');</text:p>
      <text:p text:style-name="P158">})</text:p>
      <text:p text:style-name="P158">-&gt;whereNotIn()</text:p>
      <text:p text:style-name="P158">-&gt;orWhereNotIn</text:p>
      <text:p text:style-name="P158">-&gt;whereNull('column') //where `column` is null</text:p>
      <text:p text:style-name="P158">-&gt;orWhereNull('column') //or where `column` is null</text:p>
      <text:p text:style-name="P158">-&gt;whereNotNull('column') //where `column` is not null</text:p>
      <text:p text:style-name="P158">-&gt;orWhereNotNull('column') //or where `column` is not null</text:p>
      <text:p text:style-name="P158">-&gt;whereDay()</text:p>
      <text:p text:style-name="P158">-&gt;whereMonth('column', '=', 1) //</text:p>
      <text:p text:style-name="P158">-&gt;whereYear('column', '&gt;', 2000) //uses sql YEAR() function on 'column'</text:p>
      <text:p text:style-name="P158">-&gt;whereDate('column', '&gt;', '2000-01-01')</text:p>
      <text:p text:style-name="P108">/*Joins*/</text:p>
      <text:p text:style-name="P158">-&gt;join('business_category','business_category.business_id','=','businesses.id')</text:p>
      <text:p text:style-name="P158">-&gt;leftJoin('reviews','reviews.business_id', '=', 'businesses.id')</text:p>
      <text:p text:style-name="P158">-&gt;join('business_category',function($join) use($cats) {</text:p>
      <text:p text:style-name="P158">$join-&gt;on('business_category.business_id', '=', 'businesses.id')</text:p>
      <text:p text:style-name="P158">-&gt;on('business_category.id', '=', $cats, 'and', true);</text:p>
      <text:p text:style-name="P158">})</text:p>
      <text:p text:style-name="P158">-&gt;join(DB::raw('(SELECT *, ROUND(AVG(rating),2) avg FROM reviews WHERE rating!=0 GROUP BY item_id ) T' ), function($join){</text:p>
      <text:p text:style-name="P158">$join-&gt;on('genre_relation.movie_id', '=', 'T.id')</text:p>
      <text:p text:style-name="P158">})</text:p>
      <text:p text:style-name="P108">/*Eager Loading */</text:p>
      <text:p text:style-name="P158">-&gt;with('table1','table2')</text:p>
      <text:p text:style-name="P158">-&gt;with(array('table1','table2','table1.nestedtable3'))</text:p>
      <text:p text:style-name="P158">-&gt;with(array('posts' =&gt; function($query) use($name){</text:p>
      <text:p text:style-name="P158">$query-&gt;where('title', 'like', '%'.$name.'%')</text:p>
      <text:p text:style-name="P158">-&gt;orderBy('created_at', 'desc');</text:p>
      <text:p text:style-name="P158">}))</text:p>
      <text:p text:style-name="P108">/*Grouping*/</text:p>
      <text:p text:style-name="P158">-&gt;groupBy('state_id','locality')</text:p>
      <text:p text:style-name="P158">-&gt;havingRaw('count &gt; 1 ')</text:p>
      <text:p text:style-name="P158">-&gt;having('items.name','LIKE',"%$keyword%")</text:p>
      <text:p text:style-name="P158">-&gt;orHavingRaw('brand LIKE ?',array("%$keyword%"))</text:p>
      <text:p text:style-name="P108"><text:soft-page-break/>/*Cache*/</text:p>
      <text:p text:style-name="P158">-&gt;remember($minutes)</text:p>
      <text:p text:style-name="P158">-&gt;rememberForever()</text:p>
      <text:p text:style-name="P108">/*Offset &amp; Limit*/</text:p>
      <text:p text:style-name="P158">-&gt;take(10)</text:p>
      <text:p text:style-name="P158">-&gt;limit(10)</text:p>
      <text:p text:style-name="P158">-&gt;skip(10)</text:p>
      <text:p text:style-name="P158">-&gt;offset(10)</text:p>
      <text:p text:style-name="P158">-&gt;forPage($pageNo, $perPage)</text:p>
      <text:p text:style-name="P108">/*Order*/</text:p>
      <text:p text:style-name="P158">-&gt;orderBy('id','DESC')</text:p>
      <text:p text:style-name="P158">-&gt;orderBy(DB::raw('RAND()'))</text:p>
      <text:p text:style-name="P158">-&gt;orderByRaw('type = ? , type = ? ', array('published','draft'))</text:p>
      <text:p text:style-name="P158">-&gt;latest() // on 'created_at' column</text:p>
      <text:p text:style-name="P158">-&gt;latest('column')</text:p>
      <text:p text:style-name="P158">-&gt;oldest() // on 'created_at' column</text:p>
      <text:p text:style-name="P158">-&gt;oldest('column')</text:p>
      <text:p text:style-name="P108">/*Create*/</text:p>
      <text:p text:style-name="P158">-&gt;insert(array('email' =&gt; 'john@example.com', 'votes' =&gt; 0))</text:p>
      <text:p text:style-name="P158">-&gt;insert(array(</text:p>
      <text:p text:style-name="P158">array('email' =&gt; 'taylor@example.com', 'votes' =&gt; 0),</text:p>
      <text:p text:style-name="P158">array('email' =&gt; 'dayle@example.com', 'votes' =&gt; 0)</text:p>
      <text:p text:style-name="P158">)) //batch insert</text:p>
      <text:p text:style-name="P158">-&gt;insertGetId(array('email' =&gt; 'john@example.com', 'votes' =&gt; 0)) //insert and return id</text:p>
      <text:p text:style-name="P108">/*Update*/</text:p>
      <text:p text:style-name="P158">-&gt;update(array('email' =&gt; 'john@example.com'))</text:p>
      <text:p text:style-name="P158">-&gt;update(array('column' =&gt; DB::raw('NULL')))</text:p>
      <text:p text:style-name="P158">-&gt;increment('column')</text:p>
      <text:p text:style-name="P158">-&gt;decrement('column')</text:p>
      <text:p text:style-name="P158">-&gt;touch() //update timestamp</text:p>
      <text:p text:style-name="P158"/>
      <text:p text:style-name="P242">Answer::where('question_id', 2)-&gt;update(['customer_id' =&gt; 1, 'answer' =&gt; 2]);</text:p>
      <text:p text:style-name="P242"/>
      <text:p text:style-name="P108">/*Delete*/</text:p>
      <text:p text:style-name="P158">-&gt;delete()</text:p>
      <text:p text:style-name="P158">-&gt;forceDelete() // when softdeletes enabled</text:p>
      <text:p text:style-name="P158">-&gt;destroy($ids) // delete by array of primary keys</text:p>
      <text:p text:style-name="P158">-&gt;roles()-&gt;detach() //delete from pivot table: associated by 'belongsToMany'</text:p>
      <text:p text:style-name="P108">/*Getters*/</text:p>
      <text:p text:style-name="P158">-&gt;find($id)</text:p>
      <text:p text:style-name="P158">-&gt;find($id, array('col1','col2'))</text:p>
      <text:p text:style-name="P158">-&gt;findOrFail($id)</text:p>
      <text:p text:style-name="P158">-&gt;findMany($ids, $columns)</text:p>
      <text:p text:style-name="P158">-&gt;first(array('col1','col2'))</text:p>
      <text:p text:style-name="P158">-&gt;firstOrFail()</text:p>
      <text:p text:style-name="P158">-&gt;all()</text:p>
      <text:p text:style-name="P158">-&gt;get()</text:p>
      <text:p text:style-name="P158">-&gt;get(array('col1','col2'))</text:p>
      <text:p text:style-name="P158">-&gt;getFresh() // no caching</text:p>
      <text:p text:style-name="P158">-&gt;getCached() // get cached result</text:p>
      <text:p text:style-name="P158">-&gt;chunk(1000, function($rows){</text:p>
      <text:p text:style-name="P158">$rows-&gt;each(function($row){</text:p>
      <text:p text:style-name="P158"><text:soft-page-break/>});</text:p>
      <text:p text:style-name="P158">})</text:p>
      <text:p text:style-name="P158">-&gt;lists('column') // numeric index</text:p>
      <text:p text:style-name="P158">-&gt;lists('column','id') // 'id' column as index</text:p>
      <text:p text:style-name="P158">-&gt;lists('column')-&gt;implode('column', ',') // comma separated values of a column</text:p>
      <text:p text:style-name="P158">-&gt;pluck('column') //Pluck a single column's value from the first result of a query.</text:p>
      <text:p text:style-name="P158">-&gt;value('column') //Get a single column's value from the first result of a query.</text:p>
      <text:p text:style-name="P108">/*Paginated results*/</text:p>
      <text:p text:style-name="P158">-&gt;paginate(10)</text:p>
      <text:p text:style-name="P158">-&gt;paginate(10, array('col1','col2'))</text:p>
      <text:p text:style-name="P158">-&gt;simplePaginate(10)</text:p>
      <text:p text:style-name="P158">-&gt;getPaginationCount() //get total no of records</text:p>
      <text:p text:style-name="P108">/*Aggregate*/</text:p>
      <text:p text:style-name="P158">-&gt;count()</text:p>
      <text:p text:style-name="P158">-&gt;count('column')</text:p>
      <text:p text:style-name="P158">-&gt;count(DB::raw('distinct column'))</text:p>
      <text:p text:style-name="P158">-&gt;max('rating')</text:p>
      <text:p text:style-name="P158">-&gt;min('rating')</text:p>
      <text:p text:style-name="P158">-&gt;sum('rating')</text:p>
      <text:p text:style-name="P158">-&gt;avg('rating')</text:p>
      <text:p text:style-name="P158">-&gt;aggregate('sum', array('rating')) // use of aggregate functions</text:p>
      <text:p text:style-name="P108">/*Others*/</text:p>
      <text:p text:style-name="P158">-&gt;toSql() // output sql query</text:p>
      <text:p text:style-name="P158">-&gt;exists() // check if any row exists</text:p>
      <text:p text:style-name="P158">-&gt;fresh() // Return a fresh data for current model from database</text:p>
      <text:p text:style-name="P108">/*Object methods*/</text:p>
      <text:p text:style-name="P158">-&gt;toArray() //</text:p>
      <text:p text:style-name="P158">-&gt;toJson()</text:p>
      <text:p text:style-name="P158">-&gt;relationsToArray() //Get the model's relationships in array form.</text:p>
      <text:p text:style-name="P158">-&gt;implode('column', ',') // comma separated values of a column</text:p>
      <text:p text:style-name="P158">-&gt;isDirty()</text:p>
      <text:p text:style-name="P158">-&gt;getDirty() //Get the attributes that have been changed but not saved to DB</text:p>
      <text:p text:style-name="P108">//Debugging</text:p>
      <text:p text:style-name="P158">DB::enableQueryLog();</text:p>
      <text:p text:style-name="P158">DB::getQueryLog();</text:p>
      <text:p text:style-name="P158">Model::where()-&gt;toSql() // output sql query</text:p>
      <text:p text:style-name="P156"/>
      <text:p text:style-name="P24">last inserted id &amp; row</text:p>
      <text:p text:style-name="P191"/>
      <text:p text:style-name="P191">$last_insert_id=$this-&gt;user_model-&gt;create($requestData)-&gt;id; //insert data &amp; get id</text:p>
      <text:p text:style-name="P191"><text:tab/>if($last_insert_id&gt;0){ </text:p>
      <text:p text:style-name="P191"><text:tab/> <text:s/>$last_insert_row=$this-&gt;user_model-&gt;where('id',$last_insert_id)-&gt;get()-&gt;toArray(); //get row</text:p>
      <text:p text:style-name="P191"><text:tab/> <text:s/>return $last_insert_row; </text:p>
      <text:p text:style-name="P191"><text:tab/>}else{ </text:p>
      <text:p text:style-name="P191"><text:tab/><text:tab/>return flase; </text:p>
      <text:p text:style-name="P191"><text:tab/>}</text:p>
      <text:p text:style-name="P191"/>
      <text:p text:style-name="P88">Aggregate</text:p>
      <text:p text:style-name="P196">$avgRating = ServicesReviews::with('user')-&gt;where('offer_id', $id)-&gt;whereNotNull('rating')-&gt;select(DB::raw("AVG(rating) as avgRating"))-&gt;get()-&gt;toArray();</text:p>
      <text:p text:style-name="P196"/>
      <text:p text:style-name="P156"><text:soft-page-break/></text:p>
      <text:p text:style-name="P18">Session</text:p>
      <text:p text:style-name="P168"/>
      <text:p text:style-name="P168">use Session;</text:p>
      <text:p text:style-name="P156"/>
      <text:p text:style-name="P169">Session::set('variableName', $value);</text:p>
      <text:p text:style-name="P169"/>
      <text:p text:style-name="P169">To get the variable, you'd use...</text:p>
      <text:p text:style-name="P169"/>
      <text:p text:style-name="P169">Session::get('variableName');</text:p>
      <text:p text:style-name="P156"/>
      <text:p text:style-name="P19">segment</text:p>
      <text:p text:style-name="P182"/>
      <text:p text:style-name="P182">if(Request::segment(2)=="cms"){ echo "active";}</text:p>
      <text:p text:style-name="P182"/>
      <text:p text:style-name="P182"/>
      <text:p text:style-name="P182"/>
      <text:p text:style-name="P182"/>
      <text:p text:style-name="P83">Paths</text:p>
      <text:p text:style-name="P113">app_path</text:p>
      <text:p text:style-name="P204">Get the fully qualified path to the app directory.</text:p>
      <text:p text:style-name="P204"/>
      <text:p text:style-name="P204">$path = app_path();</text:p>
      <text:p text:style-name="P113">base_path</text:p>
      <text:p text:style-name="P204">Get the fully qualified path to the root of the application install.</text:p>
      <text:p text:style-name="P204"/>
      <text:p text:style-name="P113">public_path</text:p>
      <text:p text:style-name="P204">Get the fully qualified path to the public directory.</text:p>
      <text:p text:style-name="P204"/>
      <text:p text:style-name="P113">storage_path</text:p>
      <text:p text:style-name="P204">Get the fully qualified path to the app/storage directory.</text:p>
      <text:p text:style-name="P156"/>
      <text:p text:style-name="P156"/>
      <text:p text:style-name="P114">SSH</text:p>
      <text:p text:style-name="P180"/>
      <text:p text:style-name="P180">ssh -<text:span text:style-name="T39">p</text:span> 11208 fmv(username)@name(hostname)<text:span text:style-name="T40">(means fmv.cc)</text:span></text:p>
      <text:p text:style-name="P179">enter password <text:s/><text:span text:style-name="T41">k9Sendfj[E]c <text:s text:c="4"/>(qwZS.bs-Ds-{43'</text:span></text:p>
      <text:p text:style-name="P178"/>
      <text:p text:style-name="P178">cd public_html</text:p>
      <text:p text:style-name="P178">cd commision_portal</text:p>
      <text:p text:style-name="P178"/>
      <text:p text:style-name="P181">for directories</text:p>
      <text:p text:style-name="P181"/>
      <text:p text:style-name="P181">-&gt; find . -type d -print0 | xargs -0 chmod 0755</text:p>
      <text:p text:style-name="P181"/>
      <text:p text:style-name="P181">for files</text:p>
      <text:p text:style-name="P181"/>
      <text:p text:style-name="P181">-&gt; find . -type f -print0 | xargs -0 chmod 0644</text:p>
      <text:p text:style-name="P178"/>
      <text:p text:style-name="P178"/>
      <text:p text:style-name="P178"/>
      <text:p text:style-name="P87">GIT</text:p>
      <text:p text:style-name="P212"><text:soft-page-break/></text:p>
      <text:p text:style-name="P178"><text:span text:style-name="T50">A. </text:span>git clone <text:s/></text:p>
      <text:p text:style-name="P156"/>
      <text:p text:style-name="P212"><text:span text:style-name="T50">B. for </text:span>Git Push</text:p>
      <text:p text:style-name="P212"/>
      <text:p text:style-name="P212">1. move to your project directory </text:p>
      <text:p text:style-name="P212"><text:tab/>$ cd /opt/lampp/htdocs/gitbackup/eaos_api/ </text:p>
      <text:p text:style-name="P212"><text:s text:c="25"/>2nd time upto .git </text:p>
      <text:p text:style-name="P212">2. Clone local git server repository into your new folder </text:p>
      <text:p text:style-name="P212"><text:tab/>$ git clone http://192.168.0.254/solvenow.git </text:p>
      <text:p text:style-name="P212"/>
      <text:p text:style-name="P212">credential <text:s/>enter </text:p>
      <text:p text:style-name="P212"><text:s/></text:p>
      <text:p text:style-name="P212">give folder permision like <text:s/>chmod -R 777 /opt/lampp/htdocs/gitbackup/iGotchya/i_gotcha_admin/igotcha/<text:tab/> </text:p>
      <text:p text:style-name="P212"/>
      <text:p text:style-name="P212">api : /opt/lampp/htdocs/gitbackup/iGotchya/i_gotcha/api_igotcha/ </text:p>
      <text:p text:style-name="P212">admin : /opt/lampp/htdocs/gitbackup/iGotchya/i_gotcha_admin/igotcha/ </text:p>
      <text:p text:style-name="P212"/>
      <text:p text:style-name="P212">in our folder ctl+h for hiiden viewble </text:p>
      <text:p text:style-name="P212"/>
      <text:p text:style-name="P212">3. Put your latest code into this directory and check status <text:s text:c="2"/></text:p>
      <text:p text:style-name="P212">(2nd time skip 2,and copy our code n put into gitbackup/folder delete all exclude .git) </text:p>
      <text:p text:style-name="P212"><text:tab/>$git status </text:p>
      <text:p text:style-name="P212">4. Add your modified files </text:p>
      <text:p text:style-name="P212"><text:tab/>$ git add . </text:p>
      <text:p text:style-name="P212"><text:tab/>or </text:p>
      <text:p text:style-name="P212"><text:tab/>$ git add -A </text:p>
      <text:p text:style-name="P212">5. Check you git status again <text:tab/> </text:p>
      <text:p text:style-name="P212"><text:tab/>$ git status </text:p>
      <text:p text:style-name="P212">6. If no error, commite your code </text:p>
      <text:p text:style-name="P212"><text:tab/>$ git commit -m "initial commit" </text:p>
      <text:p text:style-name="P212">7. If successfully commited, push your code into repository </text:p>
      <text:p text:style-name="P212"><text:tab/>$ git push origin master</text:p>
      <text:p text:style-name="P156"/>
      <text:p text:style-name="P156"/>
      <text:p text:style-name="P156"/>
      <text:p text:style-name="P156"/>
      <text:p text:style-name="P86">key was long problame</text:p>
      <text:p text:style-name="P211"/>
      <text:p text:style-name="P211">https://laravelhive.com/tag/key-was-long/</text:p>
      <text:p text:style-name="P156"/>
      <text:p text:style-name="P156"/>
      <text:p text:style-name="P156"/>
      <text:p text:style-name="P156"/>
      <text:p text:style-name="P85">Theme Integrate</text:p>
      <text:p text:style-name="P206"/>
      <text:p text:style-name="P206">app.blade.php for login, forgotpass, registration</text:p>
      <text:p text:style-name="P206">for other, use master.blade.php</text:p>
      <text:p text:style-name="P206"/>
      <text:p text:style-name="P206">&lt;!-- master.blade.php --&gt; </text:p>
      <text:p text:style-name="P206">&lt;!DOCTYPE html&gt; </text:p>
      <text:p text:style-name="P206"><text:soft-page-break/>&lt;html lang="en"&gt; </text:p>
      <text:p text:style-name="P206">&lt;head&gt; </text:p>
      <text:p text:style-name="P206"><text:s text:c="4"/>&lt;meta charset="UTF-8" /&gt; </text:p>
      <text:p text:style-name="P206"><text:s text:c="4"/>&lt;meta name="viewport" content="width=device-width, initial-scale=1.0"/&gt; </text:p>
      <text:p text:style-name="P206"><text:s text:c="4"/>&lt;meta http-equiv="X-UA-Compatible" content="ie=edge"&gt; </text:p>
      <text:p text:style-name="P206"><text:s text:c="4"/>&lt;title&gt;@yield('title')&lt;/title&gt; </text:p>
      <text:p text:style-name="P206"><text:s text:c="4"/>&lt;script type="application/x-javascript"&gt; addEventListener("load", function() { setTimeout(hideURLbar, 0); }, false); </text:p>
      <text:p text:style-name="P206"><text:s text:c="8"/>function hideURLbar(){ window.scrollTo(0,1); } &lt;/script&gt; </text:p>
      <text:p text:style-name="P206"><text:s text:c="3"/>@include('layout.stylesheet') </text:p>
      <text:p text:style-name="P206">&lt;/head&gt; </text:p>
      <text:p text:style-name="P206">&lt;body class="hold-transition skin-blue sidebar-mini"&gt; </text:p>
      <text:p text:style-name="P206"><text:s text:c="4"/>&lt;div class="wrapper"&gt; </text:p>
      <text:p text:style-name="P206"><text:s text:c="8"/>@include('layout.header') </text:p>
      <text:p text:style-name="P207"><text:s text:c="8"/>@include('layout.<text:span text:style-name="T48">sidebar</text:span>') <text:s text:c="10"/>// <text:span text:style-name="T48">in layout forlder sidebar,blade.php</text:span></text:p>
      <text:p text:style-name="P206"><text:s text:c="8"/>@yield('contents') </text:p>
      <text:p text:style-name="P207"><text:s text:c="8"/>@include('layout.footer') <text:s text:c="12"/>// <text:span text:style-name="T48">in layout forlder footer,blade.php</text:span></text:p>
      <text:p text:style-name="P206"><text:s text:c="4"/>&lt;/div&gt; </text:p>
      <text:p text:style-name="P206"><text:s text:c="3"/>@include('layout.script') <text:s text:c="20"/>// <text:span text:style-name="T47">script.blade.php</text:span></text:p>
      <text:p text:style-name="P206">&lt;/body&gt; </text:p>
      <text:p text:style-name="P206">&lt;/html&gt;</text:p>
      <text:p text:style-name="P156"/>
      <text:p text:style-name="P208">NOW, </text:p>
      <text:p text:style-name="P208"/>
      <text:p text:style-name="P208"><text:span text:style-name="T49">A. </text:span>script.blade.php</text:p>
      <text:p text:style-name="P208"><text:s text:c="2"/>&lt;script type="text/javascript" src="public/js/jquery-2.1.4.min.js"&gt;&lt;/script&gt;</text:p>
      <text:p text:style-name="P208"/>
      <text:p text:style-name="P208"><text:span text:style-name="T49">B. </text:span>stylesheet.blade.php</text:p>
      <text:p text:style-name="P208"><text:s/>&lt;link href="{{asset('public/css/bootstrap.css')}}" rel="stylesheet" type="text/css" media="all" /&gt;</text:p>
      <text:p text:style-name="P208"/>
      <text:p text:style-name="P209">C. blankpage.blade.php</text:p>
      <text:p text:style-name="P209"/>
      <text:p text:style-name="P209">@extends('layout.master')</text:p>
      <text:p text:style-name="P209"><text:s text:c="3"/>@section('contents')</text:p>
      <text:p text:style-name="P209"><text:s text:c="3"/>--------------</text:p>
      <text:p text:style-name="P209"><text:s text:c="2"/>---------------</text:p>
      <text:p text:style-name="P209"><text:s/>--------------</text:p>
      <text:p text:style-name="P209"><text:s/>@endsection</text:p>
      <text:p text:style-name="P208"><text:s/></text:p>
      <text:p text:style-name="P210">D. header.blade.php</text:p>
      <text:p text:style-name="P210"><text:s text:c="3"/>&lt;div&gt;</text:p>
      <text:p text:style-name="P210"><text:s text:c="3"/>--------- -- --- --</text:p>
      <text:p text:style-name="P210"><text:s text:c="2"/>&lt;/div&gt;</text:p>
      <text:p text:style-name="P156"/>
      <text:p text:style-name="P156"/>
      <text:p text:style-name="P238">htaccess</text:p>
      <text:p text:style-name="P252"/>
      <text:p text:style-name="P252"><text:span text:style-name="T53">1)</text:span>Directory listing not show in CI so Add in .htaccess of root foldr</text:p>
      <text:p text:style-name="P156"/>
      <text:p text:style-name="P223">IndexIgnore *</text:p>
      <text:p text:style-name="P223"/>
      <text:p text:style-name="P225">or </text:p>
      <text:p text:style-name="P225"><text:soft-page-break/></text:p>
      <text:p text:style-name="P225">Options -Indexes </text:p>
      <text:p text:style-name="P225"/>
      <text:p text:style-name="P239"><text:a xlink:type="simple" xlink:href="https://arjunphp.com/hide-php-extension-from-urls/">https://arjunphp.com/hide-php-extension-from-urls/</text:a></text:p>
      <text:p text:style-name="P239"/>
      <text:p text:style-name="P237">2) after ssl install or configure ,require to redirect http to https<text:line-break/>for this add in .htacces file</text:p>
      <text:p text:style-name="P237"/>
      <text:p text:style-name="P237">RewriteEngine On <text:s text:c="22"/># NOTE: if write then no ned to add this line</text:p>
      <text:p text:style-name="P237">RewriteCond %{HTTPS} off</text:p>
      <text:p text:style-name="P237">RewriteRule ^(.*)$ https://%{HTTP_HOST}%{REQUEST_URI} [L,R=301]</text:p>
      <text:p text:style-name="P156"/>
      <text:p text:style-name="P156"/>
      <text:p text:style-name="P156"/>
      <text:p text:style-name="P249">in Jquery Ajax this use in success</text:p>
      <text:p text:style-name="P232"/>
      <text:p text:style-name="P233">$.ajax({ </text:p>
      <text:p text:style-name="P233"><text:s text:c="10"/>url:"{{ url('/insert_selling_product') }}/"+name+"/"+quality+"/"+quantity+"/"+product_id+"/"+admin_id+"/"+payment_type+"/"+price, </text:p>
      <text:p text:style-name="P233"><text:s text:c="10"/>method: 'get', </text:p>
      <text:p text:style-name="P233"><text:s text:c="10"/>success: function(result1){ </text:p>
      <text:p text:style-name="P233"><text:s text:c="12"/>alert("success"); </text:p>
      <text:p text:style-name="P233"><text:s text:c="12"/>$(this).parent().parent().remove(); </text:p>
      <text:p text:style-name="P233"><text:s text:c="13"/></text:p>
      <text:p text:style-name="P233"><text:s text:c="10"/>}.bind(this)}); </text:p>
      <text:p text:style-name="P156"/>
      <text:p text:style-name="P156"/>
      <text:p text:style-name="P156"/>
      <text:p text:style-name="P250">PUSHER</text:p>
      <text:p text:style-name="P234"/>
      <text:p text:style-name="P234">https://github.com/pusher/pusher-http-php</text:p>
      <text:p text:style-name="P235"><text:a xlink:type="simple" xlink:href="https://dashboard.pusher.com/apps/581124/keys">https://dashboard.pusher.com/apps/581124/keys</text:a> <text:s/>makw a/c at here</text:p>
      <text:p text:style-name="P236">https://pusher.com/channels</text:p>
      <text:p text:style-name="P156"/>
      <text:p text:style-name="P251">Quesry string in j query <text:span text:style-name="T54">(url)</text:span></text:p>
      <text:p text:style-name="P243"/>
      <text:p text:style-name="P243">https://davidwalsh.name/query-string-javascript</text:p>
      <text:p text:style-name="P156"/>
      <text:p text:style-name="P156"/>
      <text:p text:style-name="P269">blinking</text:p>
      <text:p text:style-name="P257"/>
      <text:p text:style-name="P257">https://www.w3.org/TR/WCAG20-TECHS/SCR22.html</text:p>
      <text:p text:style-name="P156"/>
      <text:p text:style-name="P156"/>
      <text:p text:style-name="P264">Async or multitasking or threading or pareller process in background</text:p>
      <text:p text:style-name="P263"/>
      <text:p text:style-name="P263">https://www.studytutorial.in/asynchronous-process-multi-threading-or-multitasking-in-codeigniter-php</text:p>
      <text:p text:style-name="P156"/>
      <text:p text:style-name="P156"/>
      <text:p text:style-name="P156"/>
      <text:p text:style-name="P246"><text:soft-page-break/>CLASS FORMATION</text:p>
      <text:p text:style-name="P246"/>
      <text:p text:style-name="P246">use App\Models\Product; </text:p>
      <text:p text:style-name="P246">public var $product;</text:p>
      <text:p text:style-name="P246">public function __construct(Product $product)</text:p>
      <text:p text:style-name="P246">$this-&gt;product=$product;</text:p>
      <text:p text:style-name="P246"/>
      <text:p text:style-name="P156"/>
      <text:p text:style-name="P248">Tarun bhai</text:p>
      <text:p text:style-name="P248"/>
      <text:p text:style-name="P200">http://192.168.1.251:8069/web</text:p>
      <text:p text:style-name="P200">tarun@xhtmljunkies.com</text:p>
      <text:p text:style-name="P200">tarun#786</text:p>
      <text:p text:style-name="P213"/>
      <text:p text:style-name="P224"/>
      <text:p text:style-name="P130"><text:span text:style-name="T52">AITL</text:span><text:tab/></text:p>
      <text:p text:style-name="P226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26"/>
      <text:p text:style-name="P262"/>
      <text:p text:style-name="P230"/>
      <text:p text:style-name="P166"/>
      <text:p text:style-name="P166">p<text:span text:style-name="T33">i chart<text:tab/></text:span></text:p>
      <text:p text:style-name="P166"><text:a xlink:type="simple" xlink:href="https://canvasjs.com/php-charts/pie-chart/">https://canvasjs.com/php-charts/pie-chart/</text:a></text:p>
      <text:p text:style-name="P170"/>
      <text:p text:style-name="P166"/>
      <text:p text:style-name="P231"/>
      <text:p text:style-name="P166"/>
      <text:p text:style-name="P195"/>
      <text:p text:style-name="P194"/>
      <text:p text:style-name="P194"/>
      <text:p text:style-name="P194"/>
      <text:p text:style-name="P194"/>
      <text:p text:style-name="P268">Angular cli 6</text:p>
      <text:p text:style-name="P268"/>
      <text:p text:style-name="P270">install node &amp; npm</text:p>
      <text:p text:style-name="P270">https://askubuntu.com/questions/501485/having-trouble-to-find-the-node-in-ubuntu-14-04-after-installing</text:p>
      <text:p text:style-name="P214"/>
      <text:p text:style-name="P214"><text:a xlink:type="simple" xlink:href="https://www.techiediaries.com/angular-tutorial/">https://www.techiediaries.com/angular-tutorial/</text:a></text:p>
      <text:p text:style-name="P214"/>
      <text:p text:style-name="P214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14"/>
      <text:p text:style-name="P194"/>
      <text:p text:style-name="P220">https://www.concretepage.com/angular/angular-httpclient-post</text:p>
      <text:p text:style-name="P194"/>
      <text:p text:style-name="P194"/>
      <text:p text:style-name="P222">Angualr Material </text:p>
      <text:p text:style-name="P222"/>
      <text:p text:style-name="P222">https://www.angularjswiki.com/angular/angular-material-2-tutorial-with-examples/</text:p>
      <text:p text:style-name="P222"><text:a xlink:type="simple" xlink:href="https://material.angular.io/guide/getting-started">https://material.angular.io/guide/getting-started</text:a></text:p>
      <text:p text:style-name="P222"/>
      <text:p text:style-name="P222"><text:soft-page-break/></text:p>
      <text:p text:style-name="P194"/>
      <text:p text:style-name="P194"/>
      <text:p text:style-name="P194"/>
      <text:p text:style-name="P217">echo date('Y-m-d H:i:s', strtotime('+2 months'));</text:p>
      <text:p text:style-name="P194"/>
      <text:p text:style-name="P194"/>
      <text:p text:style-name="P194"/>
      <text:p text:style-name="P218">php /public_html/sajanshah/app/Http/Controllers/LoginController.php <text:s/>/<text:span text:style-name="T51">LoginController</text:span>/quoteNotification</text:p>
      <text:p text:style-name="P194"/>
      <text:p text:style-name="P221"/>
      <text:p text:style-name="P229">allinthe_allcom <text:s text:c="3"/>=&gt; <text:s/>$db['db2']['username'] = 'alltest_com'; <text:s text:c="5"/>=&gt;$this-&gt;db2-&gt;username</text:p>
      <text:p text:style-name="P229"/>
      <text:p text:style-name="P229">amber_allnetsec <text:s text:c="2"/>=&gt; <text:s/>$db['db']['database'] = 'alltest_superadmin'; <text:s text:c="5"/>=&gt;$this-&gt;db-&gt;username</text:p>
      <text:p text:style-name="P260"/>
      <text:p text:style-name="P259"/>
      <text:p text:style-name="P255"/>
      <text:p text:style-name="P255">!<text:span text:style-name="T58">0{mz1Z!zH[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63DT15H3M52S</meta:editing-duration>
    <meta:editing-cycles>298</meta:editing-cycles>
    <meta:generator>LibreOffice/4.2.3.3$Linux_X86_64 LibreOffice_project/420m0$Build-3</meta:generator>
    <dc:date>2018-09-07T17:58:43.587326490</dc:date>
    <meta:document-statistic meta:table-count="0" meta:image-count="0" meta:object-count="0" meta:page-count="22" meta:paragraph-count="732" meta:word-count="2322" meta:character-count="25697" meta:non-whitespace-character-count="21760"/>
  </office:meta>
</office:document-meta>
</file>